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NEW ROMAN" svg:font-family="'TiMES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af9d" officeooo:paragraph-rsid="000baf9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baf9d" officeooo:paragraph-rsid="000d2fe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baf9d" officeooo:paragraph-rsid="0013055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baf9d" officeooo:paragraph-rsid="0013fb4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af9d" officeooo:paragraph-rsid="0017c3d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baf9d" officeooo:paragraph-rsid="0018e82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baf9d" officeooo:paragraph-rsid="001b80e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baf9d" officeooo:paragraph-rsid="001c3d7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baf9d" officeooo:paragraph-rsid="0025d53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baf9d" officeooo:paragraph-rsid="002e30b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baf9d" officeooo:paragraph-rsid="002e9db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paragraph-rsid="000baf9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paragraph-rsid="000d2fe6"/>
    </style:style>
    <style:style style:name="P14" style:family="paragraph" style:parent-style-name="Standard">
      <style:text-properties fo:font-size="14pt" fo:font-weight="bold" officeooo:rsid="0013fb42" officeooo:paragraph-rsid="0013fb42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4pt" fo:font-weight="bold" officeooo:paragraph-rsid="0013055d"/>
    </style:style>
    <style:style style:name="P16" style:family="paragraph" style:parent-style-name="Standard">
      <style:text-properties fo:font-size="14pt" fo:font-weight="bold" officeooo:paragraph-rsid="0017c3d4"/>
    </style:style>
    <style:style style:name="P17" style:family="paragraph" style:parent-style-name="Standard">
      <style:text-properties fo:font-size="14pt" fo:font-weight="bold" officeooo:paragraph-rsid="0018e829"/>
    </style:style>
    <style:style style:name="P18" style:family="paragraph" style:parent-style-name="Standard">
      <style:text-properties fo:font-size="14pt" fo:font-weight="bold" officeooo:paragraph-rsid="001b80e0"/>
    </style:style>
    <style:style style:name="P19" style:family="paragraph" style:parent-style-name="Standard">
      <style:text-properties fo:font-size="14pt" fo:font-weight="bold" officeooo:paragraph-rsid="001c3d7f"/>
    </style:style>
    <style:style style:name="P20" style:family="paragraph" style:parent-style-name="Standard">
      <style:text-properties fo:font-size="14pt" fo:font-weight="bold" officeooo:paragraph-rsid="0025d532"/>
    </style:style>
    <style:style style:name="P21" style:family="paragraph" style:parent-style-name="Standard">
      <style:text-properties fo:font-size="14pt" fo:font-weight="bold" officeooo:paragraph-rsid="002e30b3"/>
    </style:style>
    <style:style style:name="P22" style:family="paragraph" style:parent-style-name="Standard">
      <style:text-properties fo:font-size="14pt" fo:font-weight="bold" officeooo:paragraph-rsid="002e9db6"/>
    </style:style>
    <style:style style:name="P23" style:family="paragraph" style:parent-style-name="Standard">
      <style:text-properties fo:font-size="12pt" fo:font-weight="normal" officeooo:rsid="000baf9d" officeooo:paragraph-rsid="000baf9d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8e829" officeooo:paragraph-rsid="0018e829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b80e0" officeooo:paragraph-rsid="001b80e0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5d532" officeooo:paragraph-rsid="0025d53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7c16b" officeooo:paragraph-rsid="0027c16b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10114" officeooo:paragraph-rsid="0031011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baf9d" officeooo:paragraph-rsid="000baf9d" style:text-blinking="false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0baf9d" officeooo:paragraph-rsid="0013055d" style:text-blinking="false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3055d" officeooo:paragraph-rsid="0013055d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3055d" officeooo:paragraph-rsid="0013fb42" style:text-blinking="false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3055d" officeooo:paragraph-rsid="0017c3d4" style:text-blinking="false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8e829" officeooo:paragraph-rsid="0018e829" style:text-blinking="false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b80e0" officeooo:paragraph-rsid="001b80e0" style:text-blinking="false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b80e0" officeooo:paragraph-rsid="001c3d7f" style:text-blinking="false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b80e0" officeooo:paragraph-rsid="0025d532" style:text-blinking="false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2e30b3" officeooo:paragraph-rsid="002e30b3" style:text-blinking="false" fo:background-color="transparent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2e30b3" officeooo:paragraph-rsid="002e9db6" style:text-blinking="false" fo:background-color="transparent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d2fe6" officeooo:paragraph-rsid="000f4733" style:text-blinking="fals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d2fe6" officeooo:paragraph-rsid="000d2fe6" style:text-blinking="false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3055d" officeooo:paragraph-rsid="0013fb42" style:text-blinking="false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3055d" officeooo:paragraph-rsid="0017c3d4" style:text-blinking="false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3055d" officeooo:paragraph-rsid="0018e829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e829" officeooo:paragraph-rsid="0018e829" style:text-blinking="false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e829" officeooo:paragraph-rsid="001b80e0" style:text-blinking="fals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80e0" officeooo:paragraph-rsid="001c3d7f" style:text-blinking="false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80e0" officeooo:paragraph-rsid="0025d532" style:text-blinking="fals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80e0" officeooo:paragraph-rsid="0027c16b" style:text-blinking="false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80e0" officeooo:paragraph-rsid="001b80e0" style:text-blinking="false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d532" officeooo:paragraph-rsid="0025d532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7c16b" officeooo:paragraph-rsid="0027c16b" style:text-blinking="false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e30b3" officeooo:paragraph-rsid="002e9db6" style:text-blinking="false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e30b3" officeooo:paragraph-rsid="00310114" style:text-blinking="false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10114" officeooo:paragraph-rsid="00310114" style:text-blinking="false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1b80e0" officeooo:paragraph-rsid="001b80e0" style:text-blinking="false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TiMESNEW ROMAN" fo:font-size="12pt" fo:font-style="normal" style:text-underline-style="none" fo:font-weight="normal" officeooo:rsid="000baf9d" officeooo:paragraph-rsid="000baf9d" style:text-blinking="false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1b80e0" officeooo:paragraph-rsid="001b80e0" style:font-size-asian="12pt" style:font-weight-asian="normal" style:font-size-complex="12pt" style:font-weight-complex="normal"/>
    </style:style>
    <style:style style:name="T1" style:family="text">
      <style:text-properties officeooo:rsid="000baf9d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baf9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baf9d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d2fe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3055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8e829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b80e0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c3d7f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5d532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e30b3" style:text-blinking="false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e9db6" style:text-blinking="fals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baf9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0d2fe6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3055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8e82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1b80e0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e30b3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3055d" style:text-blinking="false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8e829" style:text-blinking="false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1b80e0" style:text-blinking="false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2e30b3" style:text-blinking="false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officeooo:rsid="000d2fe6"/>
    </style:style>
    <style:style style:name="T25" style:family="text">
      <style:text-properties officeooo:rsid="000baf9d" style:font-size-asian="14pt" style:font-weight-asian="bold" style:font-size-complex="14pt" style:font-weight-complex="bold"/>
    </style:style>
    <style:style style:name="T26" style:family="text">
      <style:text-properties officeooo:rsid="0013055d"/>
    </style:style>
    <style:style style:name="T27" style:family="text">
      <style:text-properties officeooo:rsid="0013fb42"/>
    </style:style>
    <style:style style:name="T28" style:family="text">
      <style:text-properties officeooo:rsid="0017c3d4"/>
    </style:style>
    <style:style style:name="T29" style:family="text">
      <style:text-properties officeooo:rsid="0018e829"/>
    </style:style>
    <style:style style:name="T30" style:family="text">
      <style:text-properties officeooo:rsid="001b80e0"/>
    </style:style>
    <style:style style:name="T31" style:family="text">
      <style:text-properties officeooo:rsid="001c3d7f"/>
    </style:style>
    <style:style style:name="T32" style:family="text">
      <style:text-properties officeooo:rsid="0025d532"/>
    </style:style>
    <style:style style:name="T33" style:family="text">
      <style:text-properties officeooo:rsid="002e30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NO:1</text:p>
      <text:p text:style-name="P1"/>
      <text:p text:style-name="P12"><text:span text:style-name="T1">AIM : </text:span><text:bookmark text:name="docs-internal-guid-b08bd2d6-7fff-1da9-e553-9bcf4c1caccf"/><text:span text:style-name="T2">P</text:span><text:span text:style-name="T3">ROGRAM</text:span><text:span text:style-name="T2"> </text:span><text:span text:style-name="T3">TO</text:span><text:span text:style-name="T2"> </text:span><text:span text:style-name="T3">FIND</text:span><text:span text:style-name="T2"> </text:span><text:span text:style-name="T3">LARGEST AND</text:span><text:span text:style-name="T2"> </text:span><text:span text:style-name="T3">SMALLEST</text:span><text:span text:style-name="T2"> </text:span><text:span text:style-name="T3">ELEMENT</text:span><text:span text:style-name="T2"> </text:span><text:span text:style-name="T3">IN </text:span><text:span text:style-name="T2"><text:s/></text:span><text:span text:style-name="T3">AN</text:span><text:span text:style-name="T2"> </text:span><text:span text:style-name="T3">ARRAY</text:span></text:p>
      <text:p text:style-name="P29"/>
      <text:p text:style-name="P57">#include&lt;stdio.h&gt;</text:p>
      <text:p text:style-name="P57"/>
      <text:p text:style-name="P57">void main() {</text:p>
      <text:p text:style-name="P57"><text:s text:c="2"/>int a[5], i, n, large, small;</text:p>
      <text:p text:style-name="P57"><text:s text:c="2"/>printf("Enter the size of array : ");</text:p>
      <text:p text:style-name="P57"><text:s text:c="2"/>scanf("%d", &amp; n);</text:p>
      <text:p text:style-name="P57"><text:s text:c="2"/>printf("Enter the array elements : ");</text:p>
      <text:p text:style-name="P57"><text:s text:c="2"/>for (i = 0; i &lt; n; i++)</text:p>
      <text:p text:style-name="P57"><text:s text:c="4"/>scanf("%d", &amp; a[i]);</text:p>
      <text:p text:style-name="P57"><text:s text:c="2"/>large = small = a[0];</text:p>
      <text:p text:style-name="P57"><text:s text:c="2"/>for (i = 0; i &lt; n; i++) {</text:p>
      <text:p text:style-name="P57"><text:s text:c="4"/>if (a[i] &gt; large)</text:p>
      <text:p text:style-name="P57"><text:s text:c="6"/>large = a[i];</text:p>
      <text:p text:style-name="P57"><text:s text:c="4"/>if (a[i] &lt; small)</text:p>
      <text:p text:style-name="P57"><text:s text:c="6"/>small = a[i];</text:p>
      <text:p text:style-name="P57"><text:s text:c="2"/>}</text:p>
      <text:p text:style-name="P57"><text:s text:c="2"/>printf("\nThe smallest element is %d", small);</text:p>
      <text:p text:style-name="P57"><text:s text:c="2"/>printf("\nThe largest element is %d", large);</text:p>
      <text:p text:style-name="P57"/>
      <text:p text:style-name="P57">}</text:p>
      <text:p text:style-name="P23"><text:s text:c="4"/></text:p>
      <text:p text:style-name="P23"/>
      <text:p text:style-name="P23"/>
      <text:p text:style-name="P23"/>
      <text:p text:style-name="P23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GRAM NO:<text:span text:style-name="T24">2</text:span></text:p>
      <text:p text:style-name="P2"/>
      <text:p text:style-name="P13"><text:span text:style-name="T25">AIM : </text:span><text:bookmark text:name="docs-internal-guid-74222e02-7fff-025e-11c2-9f788daa94a5"/><text:span text:style-name="T14">P</text:span><text:span text:style-name="T15">ROGRAM</text:span><text:span text:style-name="T14"> </text:span><text:span text:style-name="T15">TO</text:span><text:span text:style-name="T14"> M</text:span><text:span text:style-name="T15">ERGE</text:span><text:span text:style-name="T14"> </text:span><text:span text:style-name="T15">TWO</text:span><text:span text:style-name="T14"> </text:span><text:span text:style-name="T15">SORTED</text:span><text:span text:style-name="T14"> </text:span><text:span text:style-name="T15">ARRAYS</text:span><text:span text:style-name="T14"> </text:span><text:span text:style-name="T15">AND</text:span><text:span text:style-name="T14"> </text:span><text:span text:style-name="T15">STORE</text:span><text:span text:style-name="T14"> </text:span><text:span text:style-name="T15">IN</text:span><text:span text:style-name="T14"> </text:span><text:span text:style-name="T15">A</text:span><text:span text:style-name="T14"> </text:span><text:span text:style-name="T15">THIRD</text:span><text:span text:style-name="T14"> </text:span><text:span text:style-name="T15">ARRAY</text:span></text:p>
      <text:p text:style-name="P40"/>
      <text:p text:style-name="P40">#include&lt;stdio.h&gt;</text:p>
      <text:p text:style-name="P40"/>
      <text:p text:style-name="P40">void</text:p>
      <text:p text:style-name="P40">main() {</text:p>
      <text:p text:style-name="P40"><text:s text:c="2"/>int m, n, a[10], b[10], c[20], i, j, t, k = 0;</text:p>
      <text:p text:style-name="P40"><text:s text:c="2"/>printf("enter the size of array a:");</text:p>
      <text:p text:style-name="P40"><text:s text:c="2"/>scanf("%d", &amp; m);</text:p>
      <text:p text:style-name="P40"><text:s text:c="2"/>printf("enter array elements:");</text:p>
      <text:p text:style-name="P40"><text:s text:c="2"/>for (i = 0; i &lt; m; i++)</text:p>
      <text:p text:style-name="P40"><text:s text:c="4"/>scanf("%d", &amp; a[i]);</text:p>
      <text:p text:style-name="P40"><text:s text:c="2"/>printf("enter the size of array b:");</text:p>
      <text:p text:style-name="P40"><text:s text:c="2"/>scanf("%d", &amp; n);</text:p>
      <text:p text:style-name="P40"><text:s text:c="2"/>printf("enter the array elements:");</text:p>
      <text:p text:style-name="P40"><text:s text:c="2"/>for (i = 0; i &lt; n; i++)</text:p>
      <text:p text:style-name="P40"><text:s text:c="4"/>scanf("%d", &amp; b[i]);</text:p>
      <text:p text:style-name="P40"><text:s text:c="2"/>for (i = 0; i &lt; m; i++)</text:p>
      <text:p text:style-name="P40"><text:s text:c="4"/>for (j = i + 1; j &lt; m; j++)</text:p>
      <text:p text:style-name="P40"><text:s text:c="6"/>if (a[i] &gt; a[j]) {</text:p>
      <text:p text:style-name="P40"><text:s text:c="8"/>t = a[i];</text:p>
      <text:p text:style-name="P40"><text:s text:c="8"/>a[i] = a[j];</text:p>
      <text:p text:style-name="P40"><text:s text:c="8"/>a[j] = t;</text:p>
      <text:p text:style-name="P40"><text:s text:c="6"/>}</text:p>
      <text:p text:style-name="P40"><text:s text:c="2"/>for (i = 0; i &lt; n; i++)</text:p>
      <text:p text:style-name="P40"><text:s text:c="4"/>for (j = i + 1; j &lt; n; j++)</text:p>
      <text:p text:style-name="P40"><text:s text:c="6"/>if (b[i] &gt; b[j]) {</text:p>
      <text:p text:style-name="P40"><text:s text:c="8"/>t = b[i];</text:p>
      <text:p text:style-name="P40"><text:s text:c="8"/>b[i] = b[j];</text:p>
      <text:p text:style-name="P40"><text:s text:c="8"/>b[j] = t;</text:p>
      <text:p text:style-name="P40"><text:s text:c="6"/>}</text:p>
      <text:p text:style-name="P40"><text:s text:c="2"/>i = j = 0;</text:p>
      <text:p text:style-name="P40"><text:s text:c="2"/>while (i &lt; m &amp;&amp; j &lt; n) {</text:p>
      <text:p text:style-name="P40"><text:s text:c="4"/>if (a[i] &lt;= b[j]) {</text:p>
      <text:p text:style-name="P40"><text:s text:c="6"/>c[k] = a[i];</text:p>
      <text:p text:style-name="P40"><text:s text:c="6"/>i++;</text:p>
      <text:p text:style-name="P40"><text:s text:c="6"/>k++;</text:p>
      <text:p text:style-name="P40"><text:s text:c="4"/>} else {</text:p>
      <text:p text:style-name="P40"><text:s text:c="6"/>c[k] = b[j];</text:p>
      <text:p text:style-name="P40"><text:s text:c="6"/>j++;</text:p>
      <text:p text:style-name="P40"><text:s text:c="6"/>k++;</text:p>
      <text:p text:style-name="P40"><text:s text:c="4"/>}</text:p>
      <text:p text:style-name="P40"><text:s text:c="2"/>}</text:p>
      <text:p text:style-name="P40"><text:s text:c="2"/>while (i &lt; m) {</text:p>
      <text:p text:style-name="P40"><text:s text:c="4"/>c[k] = a[i];</text:p>
      <text:p text:style-name="P40"><text:s text:c="4"/>k++;</text:p>
      <text:p text:style-name="P40"><text:s text:c="4"/>i++;</text:p>
      <text:p text:style-name="P40"><text:s text:c="2"/>}</text:p>
      <text:p text:style-name="P40"><text:s text:c="2"/>while (j &lt; n) {</text:p>
      <text:p text:style-name="P40"><text:soft-page-break/><text:s text:c="4"/>c[k] = b[j];</text:p>
      <text:p text:style-name="P40"><text:s text:c="4"/>k++;</text:p>
      <text:p text:style-name="P40"><text:s text:c="4"/>j++;</text:p>
      <text:p text:style-name="P40"><text:s text:c="2"/>}</text:p>
      <text:p text:style-name="P40"><text:s text:c="2"/>printf("\narray a:");</text:p>
      <text:p text:style-name="P40"><text:s text:c="2"/>for (i = 0; i &lt; m; i++)</text:p>
      <text:p text:style-name="P40"><text:s text:c="4"/>printf("%d\t", a[i]);</text:p>
      <text:p text:style-name="P40"><text:s text:c="2"/>printf("\narray b:");</text:p>
      <text:p text:style-name="P40"><text:s text:c="2"/>for (i = 0; i &lt; n; i++)</text:p>
      <text:p text:style-name="P40"><text:s text:c="4"/>printf("%d\t", b[i]);</text:p>
      <text:p text:style-name="P40"><text:s text:c="2"/>printf("\narray c:");</text:p>
      <text:p text:style-name="P40"><text:s text:c="2"/>for (i = 0; i &lt; m + n; i++)</text:p>
      <text:p text:style-name="P40"><text:s text:c="4"/>printf("%d\t", c[i]);</text:p>
      <text:p text:style-name="P40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"><text:soft-page-break/>PROGRAM NO:<text:span text:style-name="T26">3</text:span></text:p>
      <text:p text:style-name="P30"/>
      <text:p text:style-name="P15"><text:span text:style-name="T5">AIM : </text:span><text:bookmark text:name="docs-internal-guid-4342cec3-7fff-b6e1-6ed0-8baafe530fee"/><text:span text:style-name="T6">P</text:span><text:span text:style-name="T7">ROGRAM</text:span><text:span text:style-name="T6"> </text:span><text:span text:style-name="T7">TO</text:span><text:span text:style-name="T6"> </text:span><text:span text:style-name="T7">IMPLEMENT</text:span><text:span text:style-name="T6"> </text:span><text:span text:style-name="T7">STACK</text:span><text:span text:style-name="T6"> </text:span><text:span text:style-name="T7">USING</text:span><text:span text:style-name="T6"> </text:span><text:span text:style-name="T7">ARRAY</text:span></text:p>
      <text:p text:style-name="P31"/>
      <text:p text:style-name="P42">#include &lt;stdio.h&gt;</text:p>
      <text:p text:style-name="P42"/>
      <text:p text:style-name="P42">#define size 100</text:p>
      <text:p text:style-name="P42">int ch, n, top = -1, x, i;</text:p>
      <text:p text:style-name="P42">int stack[10];</text:p>
      <text:p text:style-name="P42">void push();</text:p>
      <text:p text:style-name="P42">void pop();</text:p>
      <text:p text:style-name="P42">void display();</text:p>
      <text:p text:style-name="P42">int main() {</text:p>
      <text:p text:style-name="P42"><text:s text:c="2"/>printf("enter the size of stack:");</text:p>
      <text:p text:style-name="P42"><text:s text:c="2"/>scanf("%d", &amp; n);</text:p>
      <text:p text:style-name="P42"><text:s text:c="2"/>printf("\n\n stack operation using array");</text:p>
      <text:p text:style-name="P42"><text:s text:c="2"/>printf("\n\t1.push\n\t2.pop\n\t3.display\n\t4.exit");</text:p>
      <text:p text:style-name="P42"><text:s text:c="2"/>do {</text:p>
      <text:p text:style-name="P42"><text:s text:c="4"/>printf("\n enter your choice:");</text:p>
      <text:p text:style-name="P42"><text:s text:c="4"/>scanf("%d", &amp; ch);</text:p>
      <text:p text:style-name="P42"><text:s text:c="4"/>switch (ch) {</text:p>
      <text:p text:style-name="P42"><text:s text:c="4"/>case 1:</text:p>
      <text:p text:style-name="P42"><text:s text:c="6"/>push();</text:p>
      <text:p text:style-name="P42"><text:s text:c="6"/>break;</text:p>
      <text:p text:style-name="P42"><text:s text:c="4"/>case 2:</text:p>
      <text:p text:style-name="P42"><text:s text:c="6"/>pop();</text:p>
      <text:p text:style-name="P42"><text:s text:c="6"/>break;</text:p>
      <text:p text:style-name="P42"><text:s text:c="4"/>case 3:</text:p>
      <text:p text:style-name="P42"><text:s text:c="6"/>display();</text:p>
      <text:p text:style-name="P42"><text:s text:c="6"/>break;</text:p>
      <text:p text:style-name="P42"><text:s text:c="4"/>case 4:</text:p>
      <text:p text:style-name="P42"><text:s text:c="6"/>printf("exit");</text:p>
      <text:p text:style-name="P42"><text:s text:c="6"/>break;</text:p>
      <text:p text:style-name="P42"><text:s text:c="4"/>default:</text:p>
      <text:p text:style-name="P42"><text:s text:c="6"/>printf("\n\t please enter a valid choice");</text:p>
      <text:p text:style-name="P42"><text:s text:c="4"/>}</text:p>
      <text:p text:style-name="P42"><text:s text:c="2"/>}</text:p>
      <text:p text:style-name="P42"/>
      <text:p text:style-name="P42"><text:s text:c="2"/>while (ch != 4);</text:p>
      <text:p text:style-name="P42"><text:s text:c="2"/>return 0;</text:p>
      <text:p text:style-name="P42">}</text:p>
      <text:p text:style-name="P42"/>
      <text:p text:style-name="P42">void push() {</text:p>
      <text:p text:style-name="P42"><text:s text:c="2"/>if (top &gt;= n - 1) {</text:p>
      <text:p text:style-name="P42"><text:s text:c="4"/>printf("\n\t stack is overflow");</text:p>
      <text:p text:style-name="P42"><text:s text:c="2"/>} else {</text:p>
      <text:p text:style-name="P42"><text:s text:c="4"/>printf("enter the value to be inserted:");</text:p>
      <text:p text:style-name="P42"><text:s text:c="4"/>scanf("%d", &amp; x);</text:p>
      <text:p text:style-name="P42"><text:s text:c="4"/>top++;</text:p>
      <text:p text:style-name="P42"><text:s text:c="4"/>stack[top] = x;</text:p>
      <text:p text:style-name="P42"><text:s text:c="2"/>}</text:p>
      <text:p text:style-name="P42">}</text:p>
      <text:p text:style-name="P42"><text:soft-page-break/></text:p>
      <text:p text:style-name="P42">void pop() {</text:p>
      <text:p text:style-name="P42"><text:s text:c="2"/>if (top &lt;= -1) {</text:p>
      <text:p text:style-name="P42"><text:s text:c="4"/>printf("stack is underflow");</text:p>
      <text:p text:style-name="P42"><text:s text:c="2"/>} else {</text:p>
      <text:p text:style-name="P42"><text:s text:c="4"/>printf("\n\t popped element is %d", stack[top]);</text:p>
      <text:p text:style-name="P42"><text:s text:c="4"/>top--;</text:p>
      <text:p text:style-name="P42"><text:s text:c="2"/>}</text:p>
      <text:p text:style-name="P42">}</text:p>
      <text:p text:style-name="P42"/>
      <text:p text:style-name="P42">void display() {</text:p>
      <text:p text:style-name="P42"><text:s text:c="2"/>if (top &gt;= 0) {</text:p>
      <text:p text:style-name="P42"><text:s text:c="4"/>printf("\n the elements in stack is:\n");</text:p>
      <text:p text:style-name="P42"><text:s text:c="4"/>for (i = top; i &gt;= 0; i--)</text:p>
      <text:p text:style-name="P42"><text:s text:c="6"/>printf("\n%d", stack[i]);</text:p>
      <text:p text:style-name="P42"><text:s text:c="2"/>} else {</text:p>
      <text:p text:style-name="P42"><text:s text:c="4"/>printf("\n stack is empty");</text:p>
      <text:p text:style-name="P42"><text:s text:c="2"/>}</text:p>
      <text:p text:style-name="P42">}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">PROGRAM NO:<text:span text:style-name="T27">4</text:span></text:p>
      <text:p text:style-name="P4"/>
      <text:p text:style-name="P14"><text:span text:style-name="T5">AIM : </text:span><text:bookmark text:name="docs-internal-guid-4342cec3-7fff-b6e1-6ed0-8baafe530fee1"/><text:span text:style-name="T6">P</text:span><text:span text:style-name="T7">ROGRAM</text:span><text:span text:style-name="T6"> </text:span><text:span text:style-name="T7">TO</text:span><text:span text:style-name="T6"> </text:span><text:span text:style-name="T7">IMPLEMENT</text:span><text:span text:style-name="T6"> </text:span><text:span text:style-name="T4">QUEUE</text:span><text:span text:style-name="T6"> </text:span><text:span text:style-name="T7">USING</text:span><text:span text:style-name="T6"> </text:span><text:span text:style-name="T7">ARRAY</text:span></text:p>
      <text:p text:style-name="P32"/>
      <text:p text:style-name="P43">#include&lt;stdio.h&gt;</text:p>
      <text:p text:style-name="P43"/>
      <text:p text:style-name="P43">#include&lt;stdlib.h&gt;</text:p>
      <text:p text:style-name="P43"/>
      <text:p text:style-name="P43">#define n 5</text:p>
      <text:p text:style-name="P43">int main() {</text:p>
      <text:p text:style-name="P43"><text:s text:c="2"/>int queue[n], ch = 1, front = 0, rear = 0, i, j = 1, x = n;</text:p>
      <text:p text:style-name="P43"><text:s text:c="2"/>printf("enter the size of queue");</text:p>
      <text:p text:style-name="P43"><text:s text:c="2"/>scanf("%d", &amp; x);</text:p>
      <text:p text:style-name="P43"><text:s text:c="2"/>printf("\n1.Insertion \n2.Deletion \n3.Display \n4.Exit\n");</text:p>
      <text:p text:style-name="P43"><text:s text:c="2"/>while (ch) {</text:p>
      <text:p text:style-name="P43"><text:s text:c="4"/>printf("Enter the Choice:\n");</text:p>
      <text:p text:style-name="P43"><text:s text:c="4"/>scanf("%d", &amp; ch);</text:p>
      <text:p text:style-name="P43"><text:s text:c="4"/>switch (ch) {</text:p>
      <text:p text:style-name="P43"><text:s text:c="4"/>case 1:</text:p>
      <text:p text:style-name="P43"><text:s text:c="6"/>if (rear == x)</text:p>
      <text:p text:style-name="P43"><text:s text:c="8"/>printf("\n Queue is Full\n");</text:p>
      <text:p text:style-name="P43"><text:s text:c="6"/>else {</text:p>
      <text:p text:style-name="P43"><text:s text:c="8"/>printf(" Enter element %d:\n", j++);</text:p>
      <text:p text:style-name="P43"><text:s text:c="8"/>scanf("%d", &amp; queue[rear++]);</text:p>
      <text:p text:style-name="P43"><text:s text:c="6"/>}</text:p>
      <text:p text:style-name="P43"><text:s text:c="6"/>break;</text:p>
      <text:p text:style-name="P43"><text:s text:c="4"/>case 2:</text:p>
      <text:p text:style-name="P43"><text:s text:c="6"/>if (front == rear) {</text:p>
      <text:p text:style-name="P43"><text:s text:c="8"/>printf("\n Queue is empty\n");</text:p>
      <text:p text:style-name="P43"><text:s text:c="6"/>} else {</text:p>
      <text:p text:style-name="P43"><text:s text:c="8"/>printf(" Deleted Element is %d \n", queue[front++]);</text:p>
      <text:p text:style-name="P43"><text:s text:c="8"/>x++;</text:p>
      <text:p text:style-name="P43"><text:s text:c="6"/>}</text:p>
      <text:p text:style-name="P43"><text:s text:c="6"/>break;</text:p>
      <text:p text:style-name="P43"><text:s text:c="4"/>case 3:</text:p>
      <text:p text:style-name="P43"><text:s text:c="6"/>printf("Queue Elements are: \n");</text:p>
      <text:p text:style-name="P43"><text:s text:c="6"/>if (front == rear)</text:p>
      <text:p text:style-name="P43"><text:s text:c="8"/>printf("\n Queue is Empty\n");</text:p>
      <text:p text:style-name="P43"><text:s text:c="6"/>else {</text:p>
      <text:p text:style-name="P43"><text:s text:c="8"/>for (i = front; i &lt; rear; i++) {</text:p>
      <text:p text:style-name="P43"><text:s text:c="10"/>printf("%d", queue[i]);</text:p>
      <text:p text:style-name="P43"><text:s text:c="10"/>printf("\n");</text:p>
      <text:p text:style-name="P43"><text:s text:c="8"/>}</text:p>
      <text:p text:style-name="P43"><text:s text:c="8"/>break;</text:p>
      <text:p text:style-name="P43"><text:s text:c="8"/>case 4:</text:p>
      <text:p text:style-name="P43"><text:s text:c="10"/>exit(0);</text:p>
      <text:p text:style-name="P43"><text:s text:c="8"/>default:</text:p>
      <text:p text:style-name="P43"><text:s text:c="8"/>printf("Wrong Choice");</text:p>
      <text:p text:style-name="P43"><text:soft-page-break/><text:s text:c="6"/>}</text:p>
      <text:p text:style-name="P43"><text:s text:c="4"/>}</text:p>
      <text:p text:style-name="P43"><text:s text:c="2"/>}</text:p>
      <text:p text:style-name="P43"><text:s text:c="2"/>return 0;</text:p>
      <text:p text:style-name="P43">}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">PROGRAM NO:<text:span text:style-name="T28">5</text:span></text:p>
      <text:p text:style-name="P5"/>
      <text:p text:style-name="P16"><text:span text:style-name="T5">AIM : </text:span><text:bookmark text:name="docs-internal-guid-4342cec3-7fff-b6e1-6ed0-8baafe530fee2"/><text:span text:style-name="T6">P</text:span><text:span text:style-name="T7">ROGRAM</text:span><text:span text:style-name="T6"> </text:span><text:span text:style-name="T7">T</text:span><text:bookmark text:name="docs-internal-guid-372c16a5-7fff-578d-5be0-f64185478f0d"/><text:span text:style-name="T8">O</text:span><text:span text:style-name="T20"> </text:span><text:span text:style-name="T8">IMPLEMENT</text:span><text:span text:style-name="T7"> C</text:span><text:span text:style-name="T8">IRCULAR</text:span><text:span text:style-name="T7"> Q</text:span><text:span text:style-name="T8">UEUE</text:span><text:span text:style-name="T7"> - A</text:span><text:span text:style-name="T8">DD</text:span><text:span text:style-name="T7">, D</text:span><text:span text:style-name="T8">ELETE</text:span><text:span text:style-name="T7">, S</text:span><text:span text:style-name="T8">EARCH</text:span></text:p>
      <text:p text:style-name="P33"/>
      <text:p text:style-name="P44">#include&lt;stdio.h&gt;</text:p>
      <text:p text:style-name="P44"/>
      <text:p text:style-name="P44">#include&lt;stdlib.h&gt;</text:p>
      <text:p text:style-name="P44"/>
      <text:p text:style-name="P44">int a[10], front = -1, rear = -1, n;</text:p>
      <text:p text:style-name="P44">void insert();</text:p>
      <text:p text:style-name="P44">void display();</text:p>
      <text:p text:style-name="P44">void del();</text:p>
      <text:p text:style-name="P44">void search();</text:p>
      <text:p text:style-name="P44">int main() {</text:p>
      <text:p text:style-name="P44"><text:s text:c="2"/>int ch;</text:p>
      <text:p text:style-name="P44"><text:s text:c="2"/>printf("enter the size of the queue:");</text:p>
      <text:p text:style-name="P44"><text:s text:c="2"/>scanf("%d", &amp; n);</text:p>
      <text:p text:style-name="P44"><text:s text:c="2"/>while (1) {</text:p>
      <text:p text:style-name="P44"><text:s text:c="4"/>printf("\n\n1.insertion");</text:p>
      <text:p text:style-name="P44"><text:s text:c="4"/>printf("\n2.deletion");</text:p>
      <text:p text:style-name="P44"><text:s text:c="4"/>printf("\n3.display");</text:p>
      <text:p text:style-name="P44"><text:s text:c="4"/>printf("\n4.search");</text:p>
      <text:p text:style-name="P44"><text:s text:c="4"/>printf("\n5.exit");</text:p>
      <text:p text:style-name="P44"><text:s text:c="4"/>printf("\nenter your choice");</text:p>
      <text:p text:style-name="P44"><text:s text:c="4"/>scanf("%d", &amp; ch);</text:p>
      <text:p text:style-name="P44"><text:s text:c="4"/>switch (ch) {</text:p>
      <text:p text:style-name="P44"><text:s text:c="4"/>case 1:</text:p>
      <text:p text:style-name="P44"><text:s text:c="6"/>insert();</text:p>
      <text:p text:style-name="P44"><text:s text:c="6"/>break;</text:p>
      <text:p text:style-name="P44"><text:s text:c="4"/>case 2:</text:p>
      <text:p text:style-name="P44"><text:soft-page-break/><text:s text:c="6"/>del();</text:p>
      <text:p text:style-name="P44"><text:s text:c="6"/>break;</text:p>
      <text:p text:style-name="P44"><text:s text:c="4"/>case 3:</text:p>
      <text:p text:style-name="P44"><text:s text:c="6"/>display();</text:p>
      <text:p text:style-name="P44"><text:s text:c="6"/>break;</text:p>
      <text:p text:style-name="P44"><text:s text:c="4"/>case 4:</text:p>
      <text:p text:style-name="P44"><text:s text:c="6"/>search();</text:p>
      <text:p text:style-name="P44"><text:s text:c="6"/>break;</text:p>
      <text:p text:style-name="P44"><text:s text:c="4"/>case 5:</text:p>
      <text:p text:style-name="P44"><text:s text:c="6"/>printf("\npress any key to exit");</text:p>
      <text:p text:style-name="P44"><text:s text:c="6"/>exit(0);</text:p>
      <text:p text:style-name="P44"><text:s text:c="4"/>default:</text:p>
      <text:p text:style-name="P44"><text:s text:c="6"/>printf("\ninavlid choice");</text:p>
      <text:p text:style-name="P44"><text:s text:c="4"/>}</text:p>
      <text:p text:style-name="P44"><text:s text:c="2"/>}</text:p>
      <text:p text:style-name="P44"><text:s text:c="2"/>return 0;</text:p>
      <text:p text:style-name="P44">}</text:p>
      <text:p text:style-name="P44">void insert() {</text:p>
      <text:p text:style-name="P44"><text:s text:c="2"/>int x;</text:p>
      <text:p text:style-name="P44"><text:s text:c="2"/>if ((front == 0 &amp; rear == n - 1) || (front == rear + 1)) {</text:p>
      <text:p text:style-name="P44"><text:s text:c="4"/>printf("queue is full");</text:p>
      <text:p text:style-name="P44"><text:s text:c="2"/>} else {</text:p>
      <text:p text:style-name="P44"><text:s text:c="4"/>printf("enter the element to insert:");</text:p>
      <text:p text:style-name="P44"><text:s text:c="4"/>scanf("%d", &amp; x);</text:p>
      <text:p text:style-name="P44"><text:s text:c="4"/>if (front == -1 &amp;&amp; rear == -1)</text:p>
      <text:p text:style-name="P44"><text:s text:c="6"/>front = rear = 0;</text:p>
      <text:p text:style-name="P44"><text:s text:c="4"/>else if (rear == n - 1 &amp;&amp; front != 0)</text:p>
      <text:p text:style-name="P44"><text:s text:c="6"/>rear = 0;</text:p>
      <text:p text:style-name="P44"><text:s text:c="4"/>else</text:p>
      <text:p text:style-name="P44"><text:s text:c="6"/>rear = (rear + 1) % n;</text:p>
      <text:p text:style-name="P44"><text:s text:c="4"/>a[rear] = x;</text:p>
      <text:p text:style-name="P44"><text:s text:c="2"/>}</text:p>
      <text:p text:style-name="P44">}</text:p>
      <text:p text:style-name="P44">void display() {</text:p>
      <text:p text:style-name="P44"><text:s text:c="2"/>int i;</text:p>
      <text:p text:style-name="P44"><text:s text:c="2"/>printf("front=%d\nrear=%d\n", front, rear);</text:p>
      <text:p text:style-name="P44"><text:s text:c="2"/>if (front == -1)</text:p>
      <text:p text:style-name="P44"><text:s text:c="4"/>printf("\nqueue is empty");</text:p>
      <text:p text:style-name="P44"><text:s text:c="2"/>else if (front &lt;= rear) {</text:p>
      <text:p text:style-name="P44"><text:s text:c="4"/>for (i = front; i &lt;= rear; i++)</text:p>
      <text:p text:style-name="P44"><text:s text:c="6"/>printf("%d\t", a[i]);</text:p>
      <text:p text:style-name="P44"><text:s text:c="2"/>} else {</text:p>
      <text:p text:style-name="P44"><text:s text:c="4"/>for (i = front; i &lt; n; i++)</text:p>
      <text:p text:style-name="P44"><text:s text:c="6"/>printf("%d\t", a[i]);</text:p>
      <text:p text:style-name="P44"><text:s text:c="4"/>for (i = 0; i &lt;= rear; i++)</text:p>
      <text:p text:style-name="P44"><text:s text:c="6"/>printf("%d\t", a[i]);</text:p>
      <text:p text:style-name="P44"><text:s text:c="2"/>}</text:p>
      <text:p text:style-name="P44">}</text:p>
      <text:p text:style-name="P44">void del() {</text:p>
      <text:p text:style-name="P44"><text:s text:c="2"/>if (front == -1)</text:p>
      <text:p text:style-name="P44"><text:s text:c="4"/>printf("\nqueue is empty");</text:p>
      <text:p text:style-name="P44"><text:s text:c="2"/>else {</text:p>
      <text:p text:style-name="P44"><text:soft-page-break/><text:s text:c="4"/>printf("deleted element:%d", a[front]);</text:p>
      <text:p text:style-name="P44"><text:s text:c="4"/>if (front == rear)</text:p>
      <text:p text:style-name="P44"><text:s text:c="6"/>front = rear = -1;</text:p>
      <text:p text:style-name="P44"><text:s text:c="4"/>else {</text:p>
      <text:p text:style-name="P44"><text:s text:c="6"/>if (front == n - 1)</text:p>
      <text:p text:style-name="P44"><text:s text:c="8"/>front = 0;</text:p>
      <text:p text:style-name="P44"><text:s text:c="6"/>else</text:p>
      <text:p text:style-name="P44"><text:s text:c="8"/>front += 1;</text:p>
      <text:p text:style-name="P44"><text:s text:c="4"/>}</text:p>
      <text:p text:style-name="P44"><text:s text:c="2"/>}</text:p>
      <text:p text:style-name="P44">}</text:p>
      <text:p text:style-name="P44">void search() {</text:p>
      <text:p text:style-name="P44"><text:s text:c="2"/>int x, i, j;</text:p>
      <text:p text:style-name="P44"><text:s text:c="2"/>printf("enter the element to search:");</text:p>
      <text:p text:style-name="P44"><text:s text:c="2"/>scanf("%d", &amp; x);</text:p>
      <text:p text:style-name="P44"><text:s text:c="2"/>if (front &lt;= rear) {</text:p>
      <text:p text:style-name="P44"><text:s text:c="4"/>int f1 = 0;</text:p>
      <text:p text:style-name="P44"><text:s text:c="4"/>for (i = front; i &lt;= rear; i++) {</text:p>
      <text:p text:style-name="P44"><text:s text:c="6"/>if (a[i] == x) {</text:p>
      <text:p text:style-name="P44"><text:s text:c="8"/>printf("element found at position %d", i);</text:p>
      <text:p text:style-name="P44"><text:s text:c="8"/>f1 = 1;</text:p>
      <text:p text:style-name="P44"><text:s text:c="8"/>break;</text:p>
      <text:p text:style-name="P44"><text:s text:c="6"/>}</text:p>
      <text:p text:style-name="P44"><text:s text:c="4"/>}</text:p>
      <text:p text:style-name="P44"><text:s text:c="4"/>if (f1 == 0)</text:p>
      <text:p text:style-name="P24"><text:span text:style-name="T16"><text:s text:c="6"/>prin</text:span><text:span text:style-name="T2">tf("element not found");</text:span></text:p>
      <text:p text:style-name="P45"><text:s text:c="2"/>} else {</text:p>
      <text:p text:style-name="P45"><text:s text:c="4"/>int f = 0;</text:p>
      <text:p text:style-name="P45"><text:s text:c="4"/>for (i = front; j = 1; i &lt; n, i++, j++) {</text:p>
      <text:p text:style-name="P45"><text:s text:c="6"/>if (a[i] == x) {</text:p>
      <text:p text:style-name="P45"><text:s text:c="8"/>f = 1;</text:p>
      <text:p text:style-name="P45"><text:s text:c="8"/>printf("element is found at position %d", j);</text:p>
      <text:p text:style-name="P45"><text:s text:c="8"/>break;</text:p>
      <text:p text:style-name="P45"><text:s text:c="6"/>}</text:p>
      <text:p text:style-name="P45"><text:s text:c="4"/>}</text:p>
      <text:p text:style-name="P45"><text:s text:c="4"/>if (f == 0) {</text:p>
      <text:p text:style-name="P45"><text:s text:c="6"/>int f2 = 0;</text:p>
      <text:p text:style-name="P45"><text:s text:c="6"/>for (i = 0; i &lt;= rear; i++) {</text:p>
      <text:p text:style-name="P45"><text:s text:c="8"/>if (a[i] == x) {</text:p>
      <text:p text:style-name="P45"><text:s text:c="10"/>printf("element found at position %d", i + n - 1);</text:p>
      <text:p text:style-name="P45"><text:s text:c="10"/>f2 = 1;</text:p>
      <text:p text:style-name="P45"><text:s text:c="10"/>break;</text:p>
      <text:p text:style-name="P45"><text:s text:c="8"/>}</text:p>
      <text:p text:style-name="P45"><text:s text:c="6"/>}</text:p>
      <text:p text:style-name="P45"><text:s text:c="6"/>if (f2 == 0)</text:p>
      <text:p text:style-name="P45"><text:s text:c="8"/>printf("element not found");</text:p>
      <text:p text:style-name="P45"><text:s text:c="4"/>}</text:p>
      <text:p text:style-name="P45"><text:s text:c="2"/>}</text:p>
      <text:p text:style-name="P45">}</text:p>
      <text:p text:style-name="P45"/>
      <text:p text:style-name="P45"/>
      <text:p text:style-name="P45"/>
      <text:p text:style-name="P45"><text:soft-page-break/></text:p>
      <text:p text:style-name="P6">PROGRAM NO:<text:span text:style-name="T29">6</text:span></text:p>
      <text:p text:style-name="P6"/>
      <text:p text:style-name="P17"><text:span text:style-name="T5">AIM : </text:span><text:bookmark text:name="docs-internal-guid-4342cec3-7fff-b6e1-6ed0-8baafe530fee21"/><text:span text:style-name="T6">P</text:span><text:span text:style-name="T7">ROGRAM</text:span><text:span text:style-name="T6"> </text:span><text:span text:style-name="T7">T</text:span><text:bookmark text:name="docs-internal-guid-372c16a5-7fff-578d-5be0-f64185478f0d1"/><text:span text:style-name="T8">O</text:span><text:span text:style-name="T20"> </text:span><text:bookmark text:name="docs-internal-guid-fd4867e4-7fff-1e6a-a97e-9bacd7877db4"/><text:span text:style-name="T8">IMPLEMENT SINGLY LINKED</text:span><text:span text:style-name="T7"> </text:span><text:span text:style-name="T8">LIST</text:span></text:p>
      <text:p text:style-name="P34"/>
      <text:p text:style-name="P46">#include&lt;stdio.h&gt;</text:p>
      <text:p text:style-name="P46"/>
      <text:p text:style-name="P46">#include&lt;stdlib.h&gt;</text:p>
      <text:p text:style-name="P46"/>
      <text:p text:style-name="P46">struct node {</text:p>
      <text:p text:style-name="P46"><text:s text:c="2"/>int info;</text:p>
      <text:p text:style-name="P46"><text:s text:c="2"/>struct node * link;</text:p>
      <text:p text:style-name="P46">};</text:p>
      <text:p text:style-name="P46">struct node * start = NULL;</text:p>
      <text:p text:style-name="P46">void traverse() {</text:p>
      <text:p text:style-name="P46"><text:s text:c="2"/>struct node * temp;</text:p>
      <text:p text:style-name="P46"><text:s text:c="2"/>if (start == NULL)</text:p>
      <text:p text:style-name="P46"><text:s text:c="4"/>printf("\nlist is empty\n");</text:p>
      <text:p text:style-name="P46"><text:s text:c="2"/>else {</text:p>
      <text:p text:style-name="P46"><text:s text:c="4"/>temp = start;</text:p>
      <text:p text:style-name="P46"><text:s text:c="4"/>printf("the list is\n");</text:p>
      <text:p text:style-name="P46"><text:s text:c="4"/>while (temp != NULL) {</text:p>
      <text:p text:style-name="P46"><text:s text:c="6"/>printf("%d--&gt;", temp -&gt; info);</text:p>
      <text:p text:style-name="P46"><text:s text:c="6"/>temp = temp -&gt; link;</text:p>
      <text:p text:style-name="P46"><text:s text:c="4"/>}</text:p>
      <text:p text:style-name="P46"><text:s text:c="2"/>}</text:p>
      <text:p text:style-name="P46">}</text:p>
      <text:p text:style-name="P46">void insertAtFront() {</text:p>
      <text:p text:style-name="P46"><text:s text:c="2"/>int data;</text:p>
      <text:p text:style-name="P46"><text:s text:c="2"/>struct node * temp;</text:p>
      <text:p text:style-name="P46"><text:s text:c="2"/>temp = malloc(sizeof(struct node));</text:p>
      <text:p text:style-name="P46"><text:s text:c="2"/>printf("\nenter number to be inserted");</text:p>
      <text:p text:style-name="P46"><text:s text:c="2"/>scanf("%d", &amp; data);</text:p>
      <text:p text:style-name="P46"><text:s text:c="2"/>temp -&gt; info = data;</text:p>
      <text:p text:style-name="P46"><text:s text:c="2"/>temp -&gt; link = start;</text:p>
      <text:p text:style-name="P46"><text:s text:c="2"/>start = temp;</text:p>
      <text:p text:style-name="P46">}</text:p>
      <text:p text:style-name="P46">void insertAtEnd() {</text:p>
      <text:p text:style-name="P46"><text:s text:c="2"/>int data;</text:p>
      <text:p text:style-name="P46"><text:s text:c="2"/>struct node * temp, * head;</text:p>
      <text:p text:style-name="P46"><text:s text:c="2"/>temp = malloc(sizeof(struct node));</text:p>
      <text:p text:style-name="P46"><text:s text:c="2"/>printf("\nenter number to be inserted");</text:p>
      <text:p text:style-name="P46"><text:s text:c="2"/>scanf("%d", &amp; data);</text:p>
      <text:p text:style-name="P46"><text:s text:c="2"/>temp -&gt; link = 0;</text:p>
      <text:p text:style-name="P46"><text:s text:c="2"/>temp -&gt; info = data;</text:p>
      <text:p text:style-name="P46"><text:s text:c="2"/>head = start;</text:p>
      <text:p text:style-name="P46"><text:s text:c="2"/>while (head -&gt; link != NULL) {</text:p>
      <text:p text:style-name="P46"><text:s text:c="4"/>head = head -&gt; link;</text:p>
      <text:p text:style-name="P46"><text:s text:c="2"/>}</text:p>
      <text:p text:style-name="P46"><text:s text:c="2"/>head -&gt; link = temp;</text:p>
      <text:p text:style-name="P46">}</text:p>
      <text:p text:style-name="P46">void insertAtPosition() {</text:p>
      <text:p text:style-name="P46"><text:soft-page-break/><text:s text:c="2"/>struct node * temp, * newnode;</text:p>
      <text:p text:style-name="P46"><text:s text:c="2"/>int pos, data, i = 1;</text:p>
      <text:p text:style-name="P46"><text:s text:c="2"/>newnode = malloc(sizeof(struct node));</text:p>
      <text:p text:style-name="P46"><text:s text:c="2"/>printf("\nenter position and data");</text:p>
      <text:p text:style-name="P46"><text:s text:c="2"/>scanf("%d %d", &amp; pos, &amp; data);</text:p>
      <text:p text:style-name="P46"><text:s text:c="2"/>temp = start;</text:p>
      <text:p text:style-name="P46"><text:s text:c="2"/>newnode -&gt; info = data;</text:p>
      <text:p text:style-name="P46"><text:s text:c="2"/>newnode -&gt; link = 0;</text:p>
      <text:p text:style-name="P46"><text:s text:c="2"/>while (i &lt; pos - 1) {</text:p>
      <text:p text:style-name="P46"><text:s text:c="4"/>temp = temp -&gt; link;</text:p>
      <text:p text:style-name="P46"><text:s text:c="4"/>i++;</text:p>
      <text:p text:style-name="P46"><text:s text:c="2"/>}</text:p>
      <text:p text:style-name="P46"><text:s text:c="2"/>newnode -&gt; link = temp -&gt; link;</text:p>
      <text:p text:style-name="P46"><text:s text:c="2"/>temp -&gt; link = newnode;</text:p>
      <text:p text:style-name="P46">}</text:p>
      <text:p text:style-name="P46">void deleteFirst() {</text:p>
      <text:p text:style-name="P46"><text:s text:c="2"/>struct node * temp;</text:p>
      <text:p text:style-name="P46"><text:s text:c="2"/>if (start == NULL) {</text:p>
      <text:p text:style-name="P46"><text:s text:c="4"/>printf("\nlist is empty");</text:p>
      <text:p text:style-name="P46"><text:s text:c="2"/>} else {</text:p>
      <text:p text:style-name="P46"><text:s text:c="4"/>temp = start;</text:p>
      <text:p text:style-name="P46"><text:s text:c="4"/>start = start -&gt; link;</text:p>
      <text:p text:style-name="P46"><text:s text:c="4"/>free(temp);</text:p>
      <text:p text:style-name="P46"><text:s text:c="2"/>}</text:p>
      <text:p text:style-name="P46">}</text:p>
      <text:p text:style-name="P46">void deleteEnd() {</text:p>
      <text:p text:style-name="P46"><text:s text:c="2"/>struct node * temp, * prevnode;</text:p>
      <text:p text:style-name="P46"><text:s text:c="2"/>if (start == NULL) {</text:p>
      <text:p text:style-name="P46"><text:s text:c="4"/>printf("\nlist is empty\n");</text:p>
      <text:p text:style-name="P46"><text:s text:c="2"/>} else {</text:p>
      <text:p text:style-name="P46"><text:s text:c="4"/>temp = start;</text:p>
      <text:p text:style-name="P46"><text:s text:c="4"/>while (temp -&gt; link != 0) {</text:p>
      <text:p text:style-name="P46"><text:s text:c="6"/>prevnode = temp;</text:p>
      <text:p text:style-name="P46"><text:s text:c="6"/>temp = temp -&gt; link;</text:p>
      <text:p text:style-name="P46"><text:s text:c="4"/>}</text:p>
      <text:p text:style-name="P46"><text:s text:c="4"/>free(temp);</text:p>
      <text:p text:style-name="P46"><text:s text:c="4"/>prevnode -&gt; link = 0;</text:p>
      <text:p text:style-name="P46"><text:s text:c="2"/>}</text:p>
      <text:p text:style-name="P46">}</text:p>
      <text:p text:style-name="P46">void deletePosition() {</text:p>
      <text:p text:style-name="P46"><text:s text:c="2"/>struct node * temp, * position;</text:p>
      <text:p text:style-name="P46"><text:s text:c="2"/>int i = 0, pos;</text:p>
      <text:p text:style-name="P46"><text:s text:c="2"/>if (start == NULL)</text:p>
      <text:p text:style-name="P46"><text:s text:c="4"/>printf("\nlist is empty\n");</text:p>
      <text:p text:style-name="P46"><text:s text:c="2"/>else {</text:p>
      <text:p text:style-name="P46"><text:s text:c="4"/>printf("\nenter the position");</text:p>
      <text:p text:style-name="P46"><text:s text:c="4"/>scanf("%d", &amp; pos);</text:p>
      <text:p text:style-name="P46"><text:s text:c="4"/>position = malloc(sizeof(struct node));</text:p>
      <text:p text:style-name="P46"><text:s text:c="4"/>temp = start;</text:p>
      <text:p text:style-name="P46"><text:s text:c="4"/>while (i &lt; pos - 1) {</text:p>
      <text:p text:style-name="P25"><text:span text:style-name="T17"><text:s text:c="6"/>temp = temp</text:span><text:span text:style-name="T2"> -&gt; link;</text:span></text:p>
      <text:p text:style-name="P50"><text:s text:c="6"/>i++;</text:p>
      <text:p text:style-name="P50"><text:soft-page-break/><text:s text:c="4"/>}</text:p>
      <text:p text:style-name="P50"><text:s text:c="4"/>position = temp -&gt; link;</text:p>
      <text:p text:style-name="P50"><text:s text:c="4"/>temp -&gt; link = position -&gt; link;</text:p>
      <text:p text:style-name="P50"><text:s text:c="4"/>free(position);</text:p>
      <text:p text:style-name="P50"><text:s text:c="2"/>}</text:p>
      <text:p text:style-name="P50">}</text:p>
      <text:p text:style-name="P50">void search() {</text:p>
      <text:p text:style-name="P50"><text:s text:c="2"/>int found = -1, key;</text:p>
      <text:p text:style-name="P50"><text:s text:c="2"/>struct node * tr = start;</text:p>
      <text:p text:style-name="P50"><text:s text:c="2"/>if (start == NULL) {</text:p>
      <text:p text:style-name="P50"><text:s text:c="4"/>printf("\nlist is empty\n");</text:p>
      <text:p text:style-name="P50"><text:s text:c="2"/>} else {</text:p>
      <text:p text:style-name="P50"><text:s text:c="4"/>printf("\nenter the element you want to search");</text:p>
      <text:p text:style-name="P50"><text:s text:c="4"/>scanf("%d", &amp; key);</text:p>
      <text:p text:style-name="P50"><text:s text:c="2"/>}</text:p>
      <text:p text:style-name="P50"><text:s text:c="2"/>while (tr != NULL) {</text:p>
      <text:p text:style-name="P50"><text:s text:c="4"/>if (tr -&gt; info == key) {</text:p>
      <text:p text:style-name="P50"><text:s text:c="6"/>found = 1;</text:p>
      <text:p text:style-name="P50"><text:s text:c="6"/>break;</text:p>
      <text:p text:style-name="P50"><text:s text:c="4"/>} else {</text:p>
      <text:p text:style-name="P50"><text:s text:c="6"/>tr = tr -&gt; link;</text:p>
      <text:p text:style-name="P50"><text:s text:c="4"/>}</text:p>
      <text:p text:style-name="P50"><text:s text:c="2"/>}</text:p>
      <text:p text:style-name="P50"><text:s text:c="2"/>if (found == 1)</text:p>
      <text:p text:style-name="P50"><text:s text:c="4"/>printf("yes,%d is present in the linked list\n", key);</text:p>
      <text:p text:style-name="P50"><text:s text:c="2"/>else</text:p>
      <text:p text:style-name="P50"><text:s text:c="4"/>printf("no,%d is not present in the linked list\n", key);</text:p>
      <text:p text:style-name="P50">}</text:p>
      <text:p text:style-name="P50">void main() {</text:p>
      <text:p text:style-name="P50"><text:s text:c="2"/>int choice;</text:p>
      <text:p text:style-name="P50"><text:s text:c="2"/>while (1) {</text:p>
      <text:p text:style-name="P50"><text:s text:c="4"/>printf("\n\t1.to see list\n");</text:p>
      <text:p text:style-name="P50"><text:s text:c="4"/>printf("\t2.for insertion at starting\n");</text:p>
      <text:p text:style-name="P50"><text:s text:c="4"/>printf("\t3.for insertion at end\n");</text:p>
      <text:p text:style-name="P50"><text:s text:c="4"/>printf("\t4.for insertion at any position\n");</text:p>
      <text:p text:style-name="P50"><text:s text:c="4"/>printf("\t5.for deletion of first element\n");</text:p>
      <text:p text:style-name="P50"><text:s text:c="4"/>printf("\t6.for deletion of last element\n");</text:p>
      <text:p text:style-name="P50"><text:s text:c="4"/>printf("\t7.for deletion of element at any position\n");</text:p>
      <text:p text:style-name="P50"><text:s text:c="4"/>printf("\t8.search an element in linked list\n");</text:p>
      <text:p text:style-name="P50"><text:s text:c="4"/>printf("\t9.exit\n");</text:p>
      <text:p text:style-name="P50"><text:s text:c="4"/>printf("\nenter your choice:\n");</text:p>
      <text:p text:style-name="P50"><text:s text:c="4"/>scanf("%d", &amp; choice);</text:p>
      <text:p text:style-name="P50"><text:s text:c="4"/>switch (choice) {</text:p>
      <text:p text:style-name="P50"><text:s text:c="4"/>case 1:</text:p>
      <text:p text:style-name="P50"><text:s text:c="6"/>traverse();</text:p>
      <text:p text:style-name="P50"><text:s text:c="6"/>break;</text:p>
      <text:p text:style-name="P50"><text:s text:c="4"/>case 2:</text:p>
      <text:p text:style-name="P50"><text:s text:c="6"/>insertAtFront();</text:p>
      <text:p text:style-name="P50"><text:s text:c="6"/>break;</text:p>
      <text:p text:style-name="P50"><text:s text:c="4"/>case 3:</text:p>
      <text:p text:style-name="P50"><text:s text:c="6"/>insertAtEnd();</text:p>
      <text:p text:style-name="P50"><text:s text:c="6"/>break;</text:p>
      <text:p text:style-name="P50"><text:soft-page-break/><text:s text:c="4"/>case 4:</text:p>
      <text:p text:style-name="P50"><text:s text:c="6"/>insertAtPosition();</text:p>
      <text:p text:style-name="P50"><text:s text:c="6"/>break;</text:p>
      <text:p text:style-name="P50"><text:s text:c="4"/>case 5:</text:p>
      <text:p text:style-name="P50"><text:s text:c="6"/>deleteFirst();</text:p>
      <text:p text:style-name="P50"><text:s text:c="6"/>break;</text:p>
      <text:p text:style-name="P50"><text:s text:c="4"/>case 6:</text:p>
      <text:p text:style-name="P50"><text:s text:c="6"/>deleteEnd();</text:p>
      <text:p text:style-name="P50"><text:s text:c="6"/>break;</text:p>
      <text:p text:style-name="P50"><text:s text:c="4"/>case 7:</text:p>
      <text:p text:style-name="P50"><text:s text:c="6"/>deletePosition();</text:p>
      <text:p text:style-name="P50"><text:s text:c="6"/>break;</text:p>
      <text:p text:style-name="P50"><text:s text:c="4"/>case 8:</text:p>
      <text:p text:style-name="P50"><text:s text:c="6"/>search();</text:p>
      <text:p text:style-name="P50"><text:s text:c="6"/>break;</text:p>
      <text:p text:style-name="P50"><text:s text:c="4"/>case 9:</text:p>
      <text:p text:style-name="P50"><text:s text:c="6"/>exit(1);</text:p>
      <text:p text:style-name="P50"><text:s text:c="6"/>break;</text:p>
      <text:p text:style-name="P50"><text:s text:c="4"/>default:</text:p>
      <text:p text:style-name="P50"><text:s text:c="6"/>printf("\nincorrect choice\n");</text:p>
      <text:p text:style-name="P50"><text:s text:c="4"/>}</text:p>
      <text:p text:style-name="P50"><text:s text:c="2"/>}</text:p>
      <text:p text:style-name="P50">}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6"/>
      <text:p text:style-name="P56"/>
      <text:p text:style-name="P56"/>
      <text:p text:style-name="P56"/>
      <text:p text:style-name="P56"><text:soft-page-break/></text:p>
      <text:p text:style-name="P7">PROGRAM NO:<text:span text:style-name="T30">7</text:span></text:p>
      <text:p text:style-name="P7"/>
      <text:p text:style-name="P18"><text:span text:style-name="T5">AIM : </text:span><text:bookmark text:name="docs-internal-guid-4342cec3-7fff-b6e1-6ed0-8baafe530fee211"/><text:span text:style-name="T6">P</text:span><text:span text:style-name="T7">ROGRAM</text:span><text:span text:style-name="T6"> </text:span><text:span text:style-name="T7">T</text:span><text:bookmark text:name="docs-internal-guid-372c16a5-7fff-578d-5be0-f64185478f0d11"/><text:span text:style-name="T8">O</text:span><text:span text:style-name="T20"> </text:span><text:bookmark text:name="docs-internal-guid-fd4867e4-7fff-1e6a-a97e-9bacd7877db41"/><text:span text:style-name="T8">IMPLEMENT </text:span><text:bookmark text:name="docs-internal-guid-5bb800c9-7fff-9b97-69c6-6a8061f0748a"/><text:span text:style-name="T9">STACK</text:span><text:span text:style-name="T21"> </text:span><text:span text:style-name="T9">USING</text:span><text:span text:style-name="T8"> S</text:span><text:span text:style-name="T9">INGLY</text:span><text:span text:style-name="T8"> L</text:span><text:span text:style-name="T9">INKED</text:span><text:span text:style-name="T8"> S</text:span><text:span text:style-name="T9">TACK</text:span><text:span text:style-name="T8"> - P</text:span><text:span text:style-name="T9">USH</text:span><text:span text:style-name="T8">, P</text:span><text:span text:style-name="T9">OP</text:span><text:span text:style-name="T8">, L</text:span><text:span text:style-name="T9">INEAR</text:span><text:span text:style-name="T8"> S</text:span><text:span text:style-name="T9">EARCH</text:span></text:p>
      <text:p text:style-name="P35"/>
      <text:p text:style-name="P47">#include&lt;stdio.h&gt;</text:p>
      <text:p text:style-name="P47"/>
      <text:p text:style-name="P47">#include&lt;stdlib.h&gt;</text:p>
      <text:p text:style-name="P47"/>
      <text:p text:style-name="P47">struct node {</text:p>
      <text:p text:style-name="P47"><text:s text:c="2"/>int data;</text:p>
      <text:p text:style-name="P47"><text:s text:c="2"/>struct node * next;</text:p>
      <text:p text:style-name="P47">};</text:p>
      <text:p text:style-name="P47">struct node * start;</text:p>
      <text:p text:style-name="P47">void push() {</text:p>
      <text:p text:style-name="P47"><text:s text:c="2"/>int x;</text:p>
      <text:p text:style-name="P47"><text:s text:c="2"/>struct node * ptr;</text:p>
      <text:p text:style-name="P47"><text:s text:c="2"/>ptr = malloc(sizeof(struct node));</text:p>
      <text:p text:style-name="P47"><text:s text:c="2"/>if (ptr == NULL) {</text:p>
      <text:p text:style-name="P47"><text:s text:c="4"/>printf("\n can't push element");</text:p>
      <text:p text:style-name="P47"><text:s text:c="2"/>} else {</text:p>
      <text:p text:style-name="P47"><text:s text:c="4"/>printf("\n enter the value");</text:p>
      <text:p text:style-name="P47"><text:s text:c="4"/>scanf("%d", &amp; x);</text:p>
      <text:p text:style-name="P47"><text:s text:c="4"/>if (start == NULL) {</text:p>
      <text:p text:style-name="P47"><text:s text:c="6"/>ptr -&gt; data = x;</text:p>
      <text:p text:style-name="P47"><text:s text:c="6"/>ptr -&gt; next = NULL;</text:p>
      <text:p text:style-name="P47"><text:s text:c="6"/>start = ptr;</text:p>
      <text:p text:style-name="P47"><text:s text:c="4"/>} else {</text:p>
      <text:p text:style-name="P47"><text:s text:c="6"/>ptr -&gt; data = x;</text:p>
      <text:p text:style-name="P47"><text:s text:c="6"/>ptr -&gt; next = start;</text:p>
      <text:p text:style-name="P47"><text:s text:c="6"/>start = ptr;</text:p>
      <text:p text:style-name="P47"><text:s text:c="4"/>}</text:p>
      <text:p text:style-name="P47"><text:s text:c="2"/>}</text:p>
      <text:p text:style-name="P47">}</text:p>
      <text:p text:style-name="P47">void pop() {</text:p>
      <text:p text:style-name="P47"><text:s text:c="2"/>int x;</text:p>
      <text:p text:style-name="P47"><text:s text:c="2"/>struct node * ptr;</text:p>
      <text:p text:style-name="P47"><text:s text:c="2"/>if (start == NULL) {</text:p>
      <text:p text:style-name="P47"><text:s text:c="4"/>printf("\n underflow");</text:p>
      <text:p text:style-name="P47"><text:s text:c="2"/>} else {</text:p>
      <text:p text:style-name="P47"><text:s text:c="4"/>x = start -&gt; data;</text:p>
      <text:p text:style-name="P47"><text:s text:c="4"/>ptr = start;</text:p>
      <text:p text:style-name="P47"><text:s text:c="4"/>start = start -&gt; next;</text:p>
      <text:p text:style-name="P47"><text:s text:c="4"/>free(ptr);</text:p>
      <text:p text:style-name="P47"><text:s text:c="4"/>printf("popped element %d", x);</text:p>
      <text:p text:style-name="P47"><text:s text:c="2"/>}</text:p>
      <text:p text:style-name="P47">}</text:p>
      <text:p text:style-name="P47">void traverse() {</text:p>
      <text:p text:style-name="P47"><text:s text:c="2"/>struct node * temp;</text:p>
      <text:p text:style-name="P47"><text:s text:c="2"/>if (start == NULL)</text:p>
      <text:p text:style-name="P47"><text:soft-page-break/><text:s text:c="4"/>printf("\n list is empty");</text:p>
      <text:p text:style-name="P47"><text:s text:c="2"/>else {</text:p>
      <text:p text:style-name="P47"><text:s text:c="4"/>temp = start;</text:p>
      <text:p text:style-name="P47"><text:s text:c="4"/>printf("the list is \n");</text:p>
      <text:p text:style-name="P47"><text:s text:c="4"/>while (temp != NULL) {</text:p>
      <text:p text:style-name="P47"><text:s text:c="6"/>printf("%d--&gt;", temp -&gt; data);</text:p>
      <text:p text:style-name="P47"><text:s text:c="6"/>temp = temp -&gt; next;</text:p>
      <text:p text:style-name="P47"><text:s text:c="4"/>}</text:p>
      <text:p text:style-name="P47"><text:s text:c="2"/>}</text:p>
      <text:p text:style-name="P47">}</text:p>
      <text:p text:style-name="P47">void search() {</text:p>
      <text:p text:style-name="P47"><text:s text:c="2"/>int i = 1, f = 0, x;</text:p>
      <text:p text:style-name="P47"><text:s text:c="2"/>struct node * ptr;</text:p>
      <text:p text:style-name="P47"><text:s text:c="2"/>ptr = start;</text:p>
      <text:p text:style-name="P47"><text:s text:c="2"/>if (ptr == NULL) {</text:p>
      <text:p text:style-name="P47"><text:s text:c="4"/>printf("\n stack is empty");</text:p>
      <text:p text:style-name="P47"><text:s text:c="2"/>} else {</text:p>
      <text:p text:style-name="P47"><text:s text:c="4"/>printf("\n enter the element");</text:p>
      <text:p text:style-name="P47"><text:s text:c="4"/>scanf("%d", &amp; x);</text:p>
      <text:p text:style-name="P47"><text:s text:c="4"/>while (ptr != NULL) {</text:p>
      <text:p text:style-name="P47"><text:s text:c="6"/>if (ptr -&gt; data == x) {</text:p>
      <text:p text:style-name="P47"><text:s text:c="8"/>f = 1;</text:p>
      <text:p text:style-name="P47"><text:s text:c="8"/>break;</text:p>
      <text:p text:style-name="P47"><text:s text:c="6"/>}</text:p>
      <text:p text:style-name="P47"><text:s text:c="6"/>i++;</text:p>
      <text:p text:style-name="P47"><text:s text:c="6"/>ptr = ptr -&gt; next;</text:p>
      <text:p text:style-name="P47"><text:s text:c="4"/>}</text:p>
      <text:p text:style-name="P47"><text:s text:c="4"/>if (f == 0)</text:p>
      <text:p text:style-name="P47"><text:s text:c="6"/>printf("\n item not found");</text:p>
      <text:p text:style-name="P47"><text:s text:c="4"/>else</text:p>
      <text:p text:style-name="P47"><text:s text:c="6"/>printf("\n item found at position %d", i);</text:p>
      <text:p text:style-name="P47"><text:s text:c="2"/>}</text:p>
      <text:p text:style-name="P47">}</text:p>
      <text:p text:style-name="P47">void main() {</text:p>
      <text:p text:style-name="P47"><text:s text:c="2"/>int ch = 0;</text:p>
      <text:p text:style-name="P47"><text:s text:c="2"/>while (ch != 5) {</text:p>
      <text:p text:style-name="P47"><text:s text:c="4"/>printf("\n\n1:push");</text:p>
      <text:p text:style-name="P47"><text:s text:c="4"/>printf("\n2:pop");</text:p>
      <text:p text:style-name="P47"><text:s text:c="4"/>printf("\n3:linear search");</text:p>
      <text:p text:style-name="P47"><text:s text:c="4"/>printf("\n4:display");</text:p>
      <text:p text:style-name="P47"><text:s text:c="4"/>printf("\n5:exit");</text:p>
      <text:p text:style-name="P47"><text:s text:c="4"/>printf("\n enter your choice");</text:p>
      <text:p text:style-name="P47"><text:s text:c="4"/>scanf("%d", &amp; ch);</text:p>
      <text:p text:style-name="P47"><text:s text:c="4"/>switch (ch) {</text:p>
      <text:p text:style-name="P47"><text:s text:c="4"/>case 1:</text:p>
      <text:p text:style-name="P47"><text:s text:c="6"/>push();</text:p>
      <text:p text:style-name="P47"><text:s text:c="6"/>break;</text:p>
      <text:p text:style-name="P47"><text:s text:c="4"/>case 2:</text:p>
      <text:p text:style-name="P47"><text:s text:c="6"/>pop();</text:p>
      <text:p text:style-name="P47"><text:s text:c="6"/>break;</text:p>
      <text:p text:style-name="P47"><text:s text:c="4"/>case 3:</text:p>
      <text:p text:style-name="P47"><text:s text:c="6"/>search();</text:p>
      <text:p text:style-name="P47"><text:soft-page-break/><text:s text:c="6"/>break;</text:p>
      <text:p text:style-name="P47"><text:s text:c="4"/>case 4:</text:p>
      <text:p text:style-name="P47"><text:s text:c="6"/>traverse();</text:p>
      <text:p text:style-name="P47"><text:s text:c="6"/>break;</text:p>
      <text:p text:style-name="P47"><text:s text:c="4"/>case 5:</text:p>
      <text:p text:style-name="P47"><text:s text:c="6"/>exit(0);</text:p>
      <text:p text:style-name="P47"><text:s text:c="6"/>break;</text:p>
      <text:p text:style-name="P47"><text:s text:c="4"/>default:</text:p>
      <text:p text:style-name="P47"><text:s text:c="6"/>printf("\n invalid choice:");</text:p>
      <text:p text:style-name="P47"><text:s text:c="4"/>}</text:p>
      <text:p text:style-name="P47"><text:s text:c="2"/>}</text:p>
      <text:p text:style-name="P47">}</text:p>
      <text:p text:style-name="P46"/>
      <text:p text:style-name="P25"/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ROGRAM NO:<text:span text:style-name="T31">8</text:span></text:p>
      <text:p text:style-name="P8"/>
      <text:p text:style-name="P19"><text:span text:style-name="T5">AIM : </text:span><text:bookmark text:name="docs-internal-guid-4342cec3-7fff-b6e1-6ed0-8baafe530fee2111"/><text:span text:style-name="T6">P</text:span><text:span text:style-name="T7">ROGRAM</text:span><text:span text:style-name="T6"> </text:span><text:span text:style-name="T10">FOR DOUBLY</text:span><text:span text:style-name="T22"> </text:span><text:span text:style-name="T10">LINKED</text:span><text:span text:style-name="T9"> </text:span><text:span text:style-name="T10">LIST</text:span><text:span text:style-name="T9"> - I</text:span><text:span text:style-name="T10">NSERTION</text:span><text:span text:style-name="T9">, D</text:span><text:span text:style-name="T10">ELETION</text:span><text:span text:style-name="T9">, S</text:span><text:span text:style-name="T10">EARCH</text:span><text:span text:style-name="T9"> </text:span></text:p>
      <text:p text:style-name="P36"/>
      <text:p text:style-name="P48">#include&lt;stdio.h&gt;</text:p>
      <text:p text:style-name="P48"/>
      <text:p text:style-name="P48">#include&lt;stdlib.h&gt;</text:p>
      <text:p text:style-name="P48"/>
      <text:p text:style-name="P48">#include&lt;stdbool.h&gt;</text:p>
      <text:p text:style-name="P48"/>
      <text:p text:style-name="P48">struct node {</text:p>
      <text:p text:style-name="P48"><text:s text:c="4"/>int data;</text:p>
      <text:p text:style-name="P48"><text:s text:c="4"/>struct node * prev;</text:p>
      <text:p text:style-name="P48"><text:s text:c="4"/>struct node * next;</text:p>
      <text:p text:style-name="P48">};</text:p>
      <text:p text:style-name="P48">struct node * start;</text:p>
      <text:p text:style-name="P48">void</text:p>
      <text:p text:style-name="P48">beginsert()</text:p>
      <text:p text:style-name="P48">{</text:p>
      <text:p text:style-name="P48"><text:s text:c="4"/>struct node * ptr;</text:p>
      <text:p text:style-name="P48"><text:s text:c="4"/>int x;</text:p>
      <text:p text:style-name="P48"><text:s text:c="4"/>ptr = (struct node * ) malloc(sizeof(struct node));</text:p>
      <text:p text:style-name="P48"><text:s text:c="4"/>if (ptr == NULL) {</text:p>
      <text:p text:style-name="P48"><text:s text:c="8"/>printf("\n overflow");</text:p>
      <text:p text:style-name="P48"><text:s text:c="4"/>} else {</text:p>
      <text:p text:style-name="P48"><text:s text:c="8"/>printf("\n enter value:");</text:p>
      <text:p text:style-name="P48"><text:s text:c="8"/>scanf("%d", &amp; x);</text:p>
      <text:p text:style-name="P48"><text:s text:c="8"/>if (start == NULL) {</text:p>
      <text:p text:style-name="P48"><text:s text:c="12"/>ptr -&gt; data = x;</text:p>
      <text:p text:style-name="P48"><text:s text:c="12"/>ptr -&gt; prev = NULL;</text:p>
      <text:p text:style-name="P48"><text:s text:c="12"/>ptr -&gt; next = NULL;</text:p>
      <text:p text:style-name="P48"><text:s text:c="12"/>start = ptr;</text:p>
      <text:p text:style-name="P48"><text:s text:c="8"/>} else {</text:p>
      <text:p text:style-name="P48"><text:s text:c="12"/>ptr -&gt; data = x;</text:p>
      <text:p text:style-name="P48"><text:s text:c="12"/>ptr -&gt; prev = NULL;</text:p>
      <text:p text:style-name="P48"><text:s text:c="12"/>ptr -&gt; next = start;</text:p>
      <text:p text:style-name="P48"><text:s text:c="12"/>start -&gt; prev = ptr;</text:p>
      <text:p text:style-name="P48"><text:s text:c="12"/>start = ptr;</text:p>
      <text:p text:style-name="P48"><text:s text:c="8"/>}</text:p>
      <text:p text:style-name="P48"><text:s text:c="4"/>}</text:p>
      <text:p text:style-name="P48">}</text:p>
      <text:p text:style-name="P48"/>
      <text:p text:style-name="P48">void</text:p>
      <text:p text:style-name="P48">lastinsert()</text:p>
      <text:p text:style-name="P48">{</text:p>
      <text:p text:style-name="P48"><text:s text:c="4"/>struct node * ptr, * temp;</text:p>
      <text:p text:style-name="P48"><text:s text:c="4"/>int x;</text:p>
      <text:p text:style-name="P48"><text:s text:c="4"/>ptr = (struct node * ) malloc(sizeof(struct node));</text:p>
      <text:p text:style-name="P48"><text:s text:c="4"/>if (ptr == NULL) {</text:p>
      <text:p text:style-name="P48"><text:s text:c="8"/>printf("\n overflow");</text:p>
      <text:p text:style-name="P48"><text:soft-page-break/><text:s text:c="4"/>} else {</text:p>
      <text:p text:style-name="P48"><text:s text:c="8"/>printf("\n enter value");</text:p>
      <text:p text:style-name="P48"><text:s text:c="8"/>scanf("%d", &amp; x);</text:p>
      <text:p text:style-name="P48"><text:s text:c="8"/>ptr -&gt; data = x;</text:p>
      <text:p text:style-name="P48"><text:s text:c="8"/>if (start == NULL) {</text:p>
      <text:p text:style-name="P48"><text:s text:c="12"/>ptr -&gt; next = NULL;</text:p>
      <text:p text:style-name="P48"><text:s text:c="12"/>ptr -&gt; prev = NULL;</text:p>
      <text:p text:style-name="P48"><text:s text:c="12"/>start = ptr;</text:p>
      <text:p text:style-name="P48"><text:s text:c="8"/>} else {</text:p>
      <text:p text:style-name="P48"><text:s text:c="12"/>temp = start;</text:p>
      <text:p text:style-name="P48"><text:s text:c="12"/>while (temp -&gt; next != NULL) {</text:p>
      <text:p text:style-name="P48"><text:s text:c="16"/>temp = temp -&gt; next;</text:p>
      <text:p text:style-name="P48"><text:s text:c="12"/>}</text:p>
      <text:p text:style-name="P48"><text:s text:c="12"/>temp -&gt; next = ptr;</text:p>
      <text:p text:style-name="P48"><text:s text:c="12"/>ptr -&gt; prev = temp;</text:p>
      <text:p text:style-name="P48"><text:s text:c="12"/>ptr -&gt; next = NULL;</text:p>
      <text:p text:style-name="P48"><text:s text:c="8"/>}</text:p>
      <text:p text:style-name="P48"><text:s text:c="4"/>}</text:p>
      <text:p text:style-name="P48">}</text:p>
      <text:p text:style-name="P48"/>
      <text:p text:style-name="P48">void</text:p>
      <text:p text:style-name="P48">posinsert()</text:p>
      <text:p text:style-name="P48">{</text:p>
      <text:p text:style-name="P48"><text:s text:c="4"/>int pos, i, x;</text:p>
      <text:p text:style-name="P48"><text:s text:c="4"/>struct node * ptr, * temp;</text:p>
      <text:p text:style-name="P48"><text:s text:c="4"/>ptr = (struct node * ) malloc(sizeof(struct node));</text:p>
      <text:p text:style-name="P48"><text:s text:c="4"/>if (ptr == NULL) {</text:p>
      <text:p text:style-name="P48"><text:s text:c="8"/>printf("\n overflow");</text:p>
      <text:p text:style-name="P48"><text:s text:c="4"/>} else {</text:p>
      <text:p text:style-name="P48"><text:s text:c="8"/>printf("\n enter value");</text:p>
      <text:p text:style-name="P48"><text:s text:c="8"/>scanf("%d", &amp; x);</text:p>
      <text:p text:style-name="P48"><text:s text:c="8"/>ptr -&gt; data = x;</text:p>
      <text:p text:style-name="P48"><text:s text:c="8"/>printf("\n enter the position");</text:p>
      <text:p text:style-name="P48"><text:s text:c="8"/>scanf("%d", &amp; pos);</text:p>
      <text:p text:style-name="P48"><text:s text:c="8"/>temp = start;</text:p>
      <text:p text:style-name="P48"><text:s text:c="8"/>if (pos == 1) {</text:p>
      <text:p text:style-name="P48"><text:s text:c="12"/>if (start == NULL) {</text:p>
      <text:p text:style-name="P48"><text:s text:c="16"/>ptr -&gt; data = x;</text:p>
      <text:p text:style-name="P48"><text:s text:c="16"/>ptr -&gt; prev = NULL;</text:p>
      <text:p text:style-name="P48"><text:s text:c="16"/>ptr -&gt; next = NULL;</text:p>
      <text:p text:style-name="P48"><text:s text:c="16"/>start = ptr;</text:p>
      <text:p text:style-name="P48"><text:s text:c="12"/>} else {</text:p>
      <text:p text:style-name="P48"><text:s text:c="16"/>ptr -&gt; data = x;</text:p>
      <text:p text:style-name="P48"><text:s text:c="16"/>ptr -&gt; prev = NULL;</text:p>
      <text:p text:style-name="P26"><text:span text:style-name="T18"><text:s text:c="16"/>ptr -&gt; next</text:span><text:span text:style-name="T2"> = start;</text:span></text:p>
      <text:p text:style-name="P51"><text:s text:c="16"/>start -&gt; prev = ptr;</text:p>
      <text:p text:style-name="P51"><text:s text:c="16"/>start = ptr;</text:p>
      <text:p text:style-name="P51"><text:s text:c="12"/>}</text:p>
      <text:p text:style-name="P51"><text:s text:c="8"/>} else {</text:p>
      <text:p text:style-name="P51"><text:s text:c="12"/>for (i = 1; i &lt; pos - 1; i++) {</text:p>
      <text:p text:style-name="P51"><text:s text:c="16"/>temp = temp -&gt; next;</text:p>
      <text:p text:style-name="P51"><text:s text:c="16"/>if (temp == NULL) {</text:p>
      <text:p text:style-name="P51"><text:soft-page-break/><text:s text:c="20"/>printf("\n can't insert");</text:p>
      <text:p text:style-name="P51"><text:s text:c="20"/>return;</text:p>
      <text:p text:style-name="P51"><text:s text:c="16"/>}</text:p>
      <text:p text:style-name="P51"><text:s text:c="12"/>}</text:p>
      <text:p text:style-name="P51"><text:s text:c="12"/>ptr -&gt; next = temp -&gt; next;</text:p>
      <text:p text:style-name="P51"><text:s text:c="12"/>temp -&gt; next = ptr;</text:p>
      <text:p text:style-name="P51"><text:s text:c="12"/>ptr -&gt; prev = temp;</text:p>
      <text:p text:style-name="P51"><text:s text:c="12"/>if (ptr -&gt; next != NULL) {</text:p>
      <text:p text:style-name="P51"><text:s text:c="16"/>(ptr -&gt; next) -&gt; prev = ptr;</text:p>
      <text:p text:style-name="P51"><text:s text:c="12"/>}</text:p>
      <text:p text:style-name="P51"><text:s text:c="8"/>}</text:p>
      <text:p text:style-name="P51"><text:s text:c="4"/>}</text:p>
      <text:p text:style-name="P51">}</text:p>
      <text:p text:style-name="P51"/>
      <text:p text:style-name="P51">void</text:p>
      <text:p text:style-name="P51">begdel()</text:p>
      <text:p text:style-name="P51">{</text:p>
      <text:p text:style-name="P51"><text:s text:c="4"/>int x;</text:p>
      <text:p text:style-name="P51"><text:s text:c="4"/>struct node * ptr;</text:p>
      <text:p text:style-name="P51"><text:s text:c="4"/>if (start == NULL) {</text:p>
      <text:p text:style-name="P51"><text:s text:c="8"/>printf("\n list is empty");</text:p>
      <text:p text:style-name="P51"><text:s text:c="4"/>} else {</text:p>
      <text:p text:style-name="P51"><text:s text:c="8"/>ptr = start;</text:p>
      <text:p text:style-name="P51"><text:s text:c="8"/>start = ptr -&gt; next;</text:p>
      <text:p text:style-name="P51"><text:s text:c="8"/>if (start != NULL) {</text:p>
      <text:p text:style-name="P51"><text:s text:c="12"/>start -&gt; prev = NULL;</text:p>
      <text:p text:style-name="P51"><text:s text:c="8"/>}</text:p>
      <text:p text:style-name="P51"><text:s text:c="8"/>x = ptr -&gt; data;</text:p>
      <text:p text:style-name="P51"><text:s text:c="8"/>free(ptr);</text:p>
      <text:p text:style-name="P51"><text:s text:c="8"/>printf("\n %d deleted", x);</text:p>
      <text:p text:style-name="P51"><text:s text:c="4"/>}</text:p>
      <text:p text:style-name="P51">}</text:p>
      <text:p text:style-name="P51"/>
      <text:p text:style-name="P51">void</text:p>
      <text:p text:style-name="P51">lastdel()</text:p>
      <text:p text:style-name="P51">{</text:p>
      <text:p text:style-name="P51"><text:s text:c="4"/>int x;</text:p>
      <text:p text:style-name="P51"><text:s text:c="4"/>struct node * ptr, * ptr1;</text:p>
      <text:p text:style-name="P51"><text:s text:c="4"/>if (start == NULL) {</text:p>
      <text:p text:style-name="P51"><text:s text:c="8"/>printf("\n list is empty");</text:p>
      <text:p text:style-name="P51"><text:s text:c="4"/>} else if (start -&gt; next == NULL) {</text:p>
      <text:p text:style-name="P51"><text:s text:c="8"/>x = start -&gt; data;</text:p>
      <text:p text:style-name="P51"><text:s text:c="8"/>free(start);</text:p>
      <text:p text:style-name="P51"><text:s text:c="8"/>start = NULL;</text:p>
      <text:p text:style-name="P51"><text:s text:c="8"/>printf("\n %d deleted", x);</text:p>
      <text:p text:style-name="P51"><text:s text:c="4"/>} else {</text:p>
      <text:p text:style-name="P51"><text:s text:c="8"/>ptr = start;</text:p>
      <text:p text:style-name="P51"><text:s text:c="8"/>while (ptr -&gt; next != NULL) {</text:p>
      <text:p text:style-name="P51"><text:s text:c="12"/>ptr1 = ptr;</text:p>
      <text:p text:style-name="P51"><text:s text:c="12"/>ptr = ptr -&gt; next;</text:p>
      <text:p text:style-name="P51"><text:s text:c="8"/>}</text:p>
      <text:p text:style-name="P51"><text:s text:c="8"/>ptr1 -&gt; next = NULL;</text:p>
      <text:p text:style-name="P51"><text:soft-page-break/><text:s text:c="8"/>x = ptr -&gt; data;</text:p>
      <text:p text:style-name="P51"><text:s text:c="8"/>free(ptr);</text:p>
      <text:p text:style-name="P51"><text:s text:c="8"/>printf("\n %d deleted", x);</text:p>
      <text:p text:style-name="P51"><text:s text:c="4"/>}</text:p>
      <text:p text:style-name="P51">}</text:p>
      <text:p text:style-name="P51"/>
      <text:p text:style-name="P51">void</text:p>
      <text:p text:style-name="P51">posdel()</text:p>
      <text:p text:style-name="P51">{</text:p>
      <text:p text:style-name="P51"><text:s text:c="4"/>struct node * ptr, * ptr1;</text:p>
      <text:p text:style-name="P51"><text:s text:c="4"/>int pos, i, x;</text:p>
      <text:p text:style-name="P51"><text:s text:c="4"/>ptr = start;</text:p>
      <text:p text:style-name="P51"><text:s text:c="4"/>if (ptr == NULL) {</text:p>
      <text:p text:style-name="P51"><text:s text:c="8"/>printf("\n list is empty");</text:p>
      <text:p text:style-name="P51"><text:s text:c="4"/>} else {</text:p>
      <text:p text:style-name="P51"><text:s text:c="8"/>printf("enter position");</text:p>
      <text:p text:style-name="P51"><text:s text:c="8"/>scanf("%d", &amp; pos);</text:p>
      <text:p text:style-name="P51"><text:s text:c="8"/>if (pos == 1) {</text:p>
      <text:p text:style-name="P51"><text:s text:c="12"/>start = ptr -&gt; next;</text:p>
      <text:p text:style-name="P51"><text:s text:c="12"/>if (start != NULL) {</text:p>
      <text:p text:style-name="P51"><text:s text:c="16"/>start -&gt; prev = NULL;</text:p>
      <text:p text:style-name="P51"><text:s text:c="12"/>}</text:p>
      <text:p text:style-name="P51"><text:s text:c="12"/>x = ptr -&gt; data;</text:p>
      <text:p text:style-name="P51"><text:s text:c="12"/>free(ptr);</text:p>
      <text:p text:style-name="P51"><text:s text:c="12"/>printf("\n %d deleted", x);</text:p>
      <text:p text:style-name="P51"><text:s text:c="8"/>} else {</text:p>
      <text:p text:style-name="P51"><text:s text:c="12"/>for (i = 1; i &lt; pos; i++) {</text:p>
      <text:p text:style-name="P51"><text:s text:c="16"/>ptr1 = ptr;</text:p>
      <text:p text:style-name="P51"><text:s text:c="16"/>ptr = ptr -&gt; next;</text:p>
      <text:p text:style-name="P51"><text:s text:c="16"/>if (ptr == NULL) {</text:p>
      <text:p text:style-name="P51"><text:s text:c="20"/>printf("\n can't delete");</text:p>
      <text:p text:style-name="P51"><text:s text:c="20"/>return;</text:p>
      <text:p text:style-name="P51"><text:s text:c="16"/>}</text:p>
      <text:p text:style-name="P51"><text:s text:c="12"/>}</text:p>
      <text:p text:style-name="P51"><text:s text:c="12"/>ptr1 -&gt; next = ptr -&gt; next;</text:p>
      <text:p text:style-name="P51"><text:s text:c="12"/>if (ptr -&gt; next != NULL) {</text:p>
      <text:p text:style-name="P51"><text:s text:c="16"/>(ptr -&gt; next) -&gt; prev = ptr1;</text:p>
      <text:p text:style-name="P51"><text:s text:c="12"/>}</text:p>
      <text:p text:style-name="P51"><text:s text:c="12"/>x = ptr -&gt; data;</text:p>
      <text:p text:style-name="P51"><text:s text:c="12"/>free(ptr);</text:p>
      <text:p text:style-name="P51"><text:s text:c="12"/>printf("\n %d deleted", x);</text:p>
      <text:p text:style-name="P51"><text:s text:c="8"/>}</text:p>
      <text:p text:style-name="P51"><text:s text:c="4"/>}</text:p>
      <text:p text:style-name="P51">}</text:p>
      <text:p text:style-name="P51"/>
      <text:p text:style-name="P51">void</text:p>
      <text:p text:style-name="P51">search()</text:p>
      <text:p text:style-name="P51">{</text:p>
      <text:p text:style-name="P51"><text:s text:c="4"/>struct node * ptr;</text:p>
      <text:p text:style-name="P51"><text:s text:c="4"/>int x, i = 0;</text:p>
      <text:p text:style-name="P51"><text:s text:c="4"/>bool found = false;</text:p>
      <text:p text:style-name="P51"><text:s text:c="4"/>ptr = start;</text:p>
      <text:p text:style-name="P51"><text:soft-page-break/><text:s text:c="4"/>if (ptr == NULL) {</text:p>
      <text:p text:style-name="P51"><text:s text:c="8"/>printf("\n list is empty");</text:p>
      <text:p text:style-name="P51"><text:s text:c="4"/>} else {</text:p>
      <text:p text:style-name="P51"><text:s text:c="8"/>printf("\n enter element to search");</text:p>
      <text:p text:style-name="P51"><text:s text:c="8"/>scanf("%d", &amp; x);</text:p>
      <text:p text:style-name="P51"><text:s text:c="8"/>while (ptr != NULL) {</text:p>
      <text:p text:style-name="P51"><text:s text:c="12"/>if (ptr -&gt; data == x) {</text:p>
      <text:p text:style-name="P51"><text:s text:c="16"/>printf("\n item found at position %d", i + 1);</text:p>
      <text:p text:style-name="P51"><text:s text:c="16"/>found = true;</text:p>
      <text:p text:style-name="P51"><text:s text:c="16"/>break;</text:p>
      <text:p text:style-name="P51"><text:s text:c="12"/>}</text:p>
      <text:p text:style-name="P51"><text:s text:c="12"/>i++;</text:p>
      <text:p text:style-name="P51"><text:s text:c="12"/>ptr = ptr -&gt; next;</text:p>
      <text:p text:style-name="P51"><text:s text:c="8"/>}</text:p>
      <text:p text:style-name="P51"><text:s text:c="8"/>if (!found) {</text:p>
      <text:p text:style-name="P51"><text:s text:c="12"/>printf("\n item not found");</text:p>
      <text:p text:style-name="P51"><text:s text:c="8"/>}</text:p>
      <text:p text:style-name="P51"><text:s text:c="4"/>}</text:p>
      <text:p text:style-name="P51">}</text:p>
      <text:p text:style-name="P51"/>
      <text:p text:style-name="P51">void</text:p>
      <text:p text:style-name="P51">display()</text:p>
      <text:p text:style-name="P51">{</text:p>
      <text:p text:style-name="P51"><text:s text:c="4"/>struct node * ptr;</text:p>
      <text:p text:style-name="P51"><text:s text:c="4"/>ptr = start;</text:p>
      <text:p text:style-name="P51"><text:s text:c="4"/>if (ptr == NULL) {</text:p>
      <text:p text:style-name="P51"><text:s text:c="8"/>printf("\n list is empty");</text:p>
      <text:p text:style-name="P51"><text:s text:c="4"/>} else {</text:p>
      <text:p text:style-name="P51"><text:s text:c="8"/>while (ptr != NULL) {</text:p>
      <text:p text:style-name="P51"><text:s text:c="12"/>printf("%d--&gt;", ptr -&gt; data);</text:p>
      <text:p text:style-name="P51"><text:s text:c="12"/>ptr = ptr -&gt; next;</text:p>
      <text:p text:style-name="P51"><text:s text:c="8"/>}</text:p>
      <text:p text:style-name="P51"><text:s text:c="8"/>printf("null");</text:p>
      <text:p text:style-name="P51"><text:s text:c="4"/>}</text:p>
      <text:p text:style-name="P51">}</text:p>
      <text:p text:style-name="P51"/>
      <text:p text:style-name="P51">void</text:p>
      <text:p text:style-name="P51">main()</text:p>
      <text:p text:style-name="P51">{</text:p>
      <text:p text:style-name="P51"><text:s text:c="4"/>int ch;</text:p>
      <text:p text:style-name="P51"><text:s text:c="4"/>while (ch != 9) {</text:p>
      <text:p text:style-name="P51"><text:s text:c="8"/>printf("\n\n1:insert at beginning");</text:p>
      <text:p text:style-name="P51"><text:s text:c="8"/>printf("\n2:insert at last");</text:p>
      <text:p text:style-name="P51"><text:s text:c="8"/>printf("\n3:insert at position");</text:p>
      <text:p text:style-name="P51"><text:s text:c="8"/>printf("\n4:delete from beginning");</text:p>
      <text:p text:style-name="P51"><text:s text:c="8"/>printf("\n5:delete from last");</text:p>
      <text:p text:style-name="P51"><text:s text:c="8"/>printf("\n6:delete from position");</text:p>
      <text:p text:style-name="P51"><text:s text:c="8"/>printf("\n7:search");</text:p>
      <text:p text:style-name="P51"><text:s text:c="8"/>printf("\n8:display");</text:p>
      <text:p text:style-name="P51"><text:s text:c="8"/>printf("\n9:exit");</text:p>
      <text:p text:style-name="P51"><text:s text:c="8"/>printf("\nenter your choice");</text:p>
      <text:p text:style-name="P51"><text:s text:c="8"/>scanf("%d", &amp; ch);</text:p>
      <text:p text:style-name="P51"><text:soft-page-break/><text:s text:c="8"/>switch (ch) {</text:p>
      <text:p text:style-name="P51"><text:s text:c="8"/>case 1:</text:p>
      <text:p text:style-name="P51"><text:s text:c="12"/>beginsert();</text:p>
      <text:p text:style-name="P51"><text:s text:c="12"/>break;</text:p>
      <text:p text:style-name="P51"><text:s text:c="8"/>case 2:</text:p>
      <text:p text:style-name="P51"><text:s text:c="12"/>lastinsert();</text:p>
      <text:p text:style-name="P51"><text:s text:c="12"/>break;</text:p>
      <text:p text:style-name="P51"><text:s text:c="8"/>case 3:</text:p>
      <text:p text:style-name="P51"><text:s text:c="12"/>posinsert();</text:p>
      <text:p text:style-name="P51"><text:s text:c="12"/>break;</text:p>
      <text:p text:style-name="P51"><text:s text:c="8"/>case 4:</text:p>
      <text:p text:style-name="P51"><text:s text:c="12"/>begdel();</text:p>
      <text:p text:style-name="P51"><text:s text:c="12"/>break;</text:p>
      <text:p text:style-name="P51"><text:s text:c="8"/>case 5:</text:p>
      <text:p text:style-name="P51"><text:s text:c="12"/>lastdel();</text:p>
      <text:p text:style-name="P51"><text:s text:c="12"/>break;</text:p>
      <text:p text:style-name="P51"><text:s text:c="8"/>case 6:</text:p>
      <text:p text:style-name="P51"><text:s text:c="12"/>posdel();</text:p>
      <text:p text:style-name="P51"><text:s text:c="12"/>break;</text:p>
      <text:p text:style-name="P51"><text:s text:c="8"/>case 7:</text:p>
      <text:p text:style-name="P51"><text:s text:c="12"/>search();</text:p>
      <text:p text:style-name="P51"><text:s text:c="12"/>break;</text:p>
      <text:p text:style-name="P51"><text:s text:c="8"/>case 8:</text:p>
      <text:p text:style-name="P51"><text:s text:c="12"/>display();</text:p>
      <text:p text:style-name="P51"><text:s text:c="12"/>break;</text:p>
      <text:p text:style-name="P51"><text:s text:c="8"/>case 9:</text:p>
      <text:p text:style-name="P51"><text:s text:c="12"/>exit(0);</text:p>
      <text:p text:style-name="P51"><text:s text:c="12"/>break;</text:p>
      <text:p text:style-name="P51"><text:s text:c="8"/>default:</text:p>
      <text:p text:style-name="P51"><text:s text:c="12"/>printf("\n invalid choice");</text:p>
      <text:p text:style-name="P51"><text:s text:c="8"/>}</text:p>
      <text:p text:style-name="P51"><text:s text:c="4"/>}</text:p>
      <text:p text:style-name="P51">}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9"><text:soft-page-break/>PROGRAM NO:<text:span text:style-name="T32">9</text:span></text:p>
      <text:p text:style-name="P9"/>
      <text:p text:style-name="P20"><text:span text:style-name="T5">AIM : </text:span><text:bookmark text:name="docs-internal-guid-abb97c35-7fff-b475-419f-aefa949d797e"/><text:span text:style-name="T5">P</text:span><text:span text:style-name="T11">ROGRAM</text:span><text:span text:style-name="T5"> </text:span><text:span text:style-name="T11">FOR</text:span><text:span text:style-name="T5"> B</text:span><text:span text:style-name="T11">INARY</text:span><text:span text:style-name="T5"> S</text:span><text:span text:style-name="T11">EARCH</text:span><text:span text:style-name="T5"> T</text:span><text:span text:style-name="T11">REE</text:span><text:span text:style-name="T5"> </text:span><text:span text:style-name="T11">OPERATIONS</text:span><text:span text:style-name="T5">- I</text:span><text:span text:style-name="T11">NSERTION</text:span><text:span text:style-name="T5">, D</text:span><text:span text:style-name="T11">ELETION</text:span><text:span text:style-name="T5">, </text:span><text:span text:style-name="T9"><text:s/>S</text:span><text:span text:style-name="T10">EARCH</text:span><text:span text:style-name="T9"> </text:span></text:p>
      <text:p text:style-name="P37"/>
      <text:p text:style-name="P49">#include&lt;stdio.h&gt;</text:p>
      <text:p text:style-name="P49"/>
      <text:p text:style-name="P49">#include&lt;stdlib.h&gt;</text:p>
      <text:p text:style-name="P49"/>
      <text:p text:style-name="P49">struct node {</text:p>
      <text:p text:style-name="P49"><text:s text:c="4"/>struct node * left;</text:p>
      <text:p text:style-name="P49"><text:s text:c="4"/>struct node * right;</text:p>
      <text:p text:style-name="P49"><text:s text:c="4"/>int data;</text:p>
      <text:p text:style-name="P49">};</text:p>
      <text:p text:style-name="P49">struct node * root;</text:p>
      <text:p text:style-name="P49">struct node *</text:p>
      <text:p text:style-name="P49">newNode(int value)</text:p>
      <text:p text:style-name="P49">{</text:p>
      <text:p text:style-name="P49"><text:s text:c="4"/>struct node * newnode = malloc(sizeof(struct node));</text:p>
      <text:p text:style-name="P49"><text:s text:c="4"/>newnode -&gt; data = value;</text:p>
      <text:p text:style-name="P49"><text:s text:c="4"/>newnode -&gt; left = NULL;</text:p>
      <text:p text:style-name="P49"><text:s text:c="4"/>newnode -&gt; right = NULL;</text:p>
      <text:p text:style-name="P49"><text:s text:c="4"/>return newnode;</text:p>
      <text:p text:style-name="P49">}</text:p>
      <text:p text:style-name="P49"/>
      <text:p text:style-name="P49">struct node *</text:p>
      <text:p text:style-name="P49">insert(struct node * root, int value)</text:p>
      <text:p text:style-name="P49">{</text:p>
      <text:p text:style-name="P49"><text:s text:c="4"/>if (root == NULL) {</text:p>
      <text:p text:style-name="P49"><text:s text:c="8"/>return newNode(value);</text:p>
      <text:p text:style-name="P49"><text:s text:c="4"/>} else if (value == root -&gt; data) {</text:p>
      <text:p text:style-name="P49"><text:s text:c="8"/>printf("same data can't be stored");</text:p>
      <text:p text:style-name="P49"><text:s text:c="4"/>} else if (value &gt; root -&gt; data) {</text:p>
      <text:p text:style-name="P49"><text:s text:c="8"/>root -&gt; right = insert(root -&gt; right, value);</text:p>
      <text:p text:style-name="P49"><text:s text:c="4"/>} else if (value &lt; root -&gt; data) {</text:p>
      <text:p text:style-name="P49"><text:s text:c="8"/>root -&gt; left = insert(root -&gt; left, value);</text:p>
      <text:p text:style-name="P49"><text:s text:c="4"/>}</text:p>
      <text:p text:style-name="P49"><text:s text:c="4"/>return root;</text:p>
      <text:p text:style-name="P49">}</text:p>
      <text:p text:style-name="P49"/>
      <text:p text:style-name="P49">void</text:p>
      <text:p text:style-name="P49">preorderTraversal(struct node * root)</text:p>
      <text:p text:style-name="P49">{</text:p>
      <text:p text:style-name="P49"><text:s text:c="4"/>if (root == NULL)</text:p>
      <text:p text:style-name="P49"><text:s text:c="8"/>return;</text:p>
      <text:p text:style-name="P49"><text:s text:c="4"/>printf("%d-&gt;", root -&gt; data);</text:p>
      <text:p text:style-name="P49"><text:s text:c="4"/>preorderTraversal(root -&gt; left);</text:p>
      <text:p text:style-name="P49"><text:s text:c="4"/>preorderTraversal(root -&gt; right);</text:p>
      <text:p text:style-name="P49">}</text:p>
      <text:p text:style-name="P49"/>
      <text:p text:style-name="P49">struct node *</text:p>
      <text:p text:style-name="P49"><text:soft-page-break/>search(struct node * root, int key)</text:p>
      <text:p text:style-name="P49">{</text:p>
      <text:p text:style-name="P49"><text:s text:c="4"/>if (root == NULL)</text:p>
      <text:p text:style-name="P49"><text:s text:c="8"/>printf("\nnot found!\n");</text:p>
      <text:p text:style-name="P49"><text:s text:c="4"/>else if (root -&gt; data == key)</text:p>
      <text:p text:style-name="P49"><text:s text:c="8"/>printf("\nfound!\n");</text:p>
      <text:p text:style-name="P49"><text:s text:c="4"/>else {</text:p>
      <text:p text:style-name="P49"><text:s text:c="8"/>if (root -&gt; data &lt; key)</text:p>
      <text:p text:style-name="P49"><text:s text:c="12"/>return search(root -&gt; right, key);</text:p>
      <text:p text:style-name="P49"><text:s text:c="8"/>return search(root -&gt; left, key);</text:p>
      <text:p text:style-name="P49"><text:s text:c="4"/>}</text:p>
      <text:p text:style-name="P49">}</text:p>
      <text:p text:style-name="P49"/>
      <text:p text:style-name="P49">struct node *</text:p>
      <text:p text:style-name="P49">minValueNode(struct node * node)</text:p>
      <text:p text:style-name="P49">{</text:p>
      <text:p text:style-name="P49"><text:s text:c="4"/>struct node * current = node;</text:p>
      <text:p text:style-name="P49"><text:s text:c="4"/>while (current &amp;&amp; current -&gt; left != NULL)</text:p>
      <text:p text:style-name="P49"><text:s text:c="8"/>current = current -&gt; left;</text:p>
      <text:p text:style-name="P49"><text:s text:c="4"/>return current;</text:p>
      <text:p text:style-name="P49">}</text:p>
      <text:p text:style-name="P49"/>
      <text:p text:style-name="P49">struct node *</text:p>
      <text:p text:style-name="P49">deleteNode(struct node * root, int key)</text:p>
      <text:p text:style-name="P49">{</text:p>
      <text:p text:style-name="P49"><text:s text:c="4"/>if (root == NULL)</text:p>
      <text:p text:style-name="P49"><text:s text:c="8"/>return root;</text:p>
      <text:p text:style-name="P49"><text:s text:c="4"/>if (key &lt; root -&gt; data)</text:p>
      <text:p text:style-name="P49"><text:s text:c="8"/>root -&gt; left = deleteNode(root -&gt; left, key);</text:p>
      <text:p text:style-name="P49"><text:s text:c="4"/>else if (key &gt; root -&gt; data)</text:p>
      <text:p text:style-name="P49"><text:s text:c="8"/>root -&gt; right = deleteNode(root -&gt; right, key);</text:p>
      <text:p text:style-name="P49"><text:s text:c="4"/>else {</text:p>
      <text:p text:style-name="P49"><text:s text:c="8"/>if (root -&gt; left == NULL) {</text:p>
      <text:p text:style-name="P49"><text:s text:c="12"/>struct node * temp = root -&gt; right;</text:p>
      <text:p text:style-name="P49"><text:s text:c="12"/>free(root);</text:p>
      <text:p text:style-name="P49"><text:s text:c="12"/>return temp;</text:p>
      <text:p text:style-name="P49"><text:s text:c="8"/>} else if (root -&gt; right == NULL) {</text:p>
      <text:p text:style-name="P49"><text:s text:c="12"/>struct node * temp = root -&gt; left;</text:p>
      <text:p text:style-name="P49"><text:s text:c="12"/>free(root);</text:p>
      <text:p text:style-name="P49"><text:s text:c="12"/>return temp;</text:p>
      <text:p text:style-name="P49"><text:s text:c="8"/>}</text:p>
      <text:p text:style-name="P27"><text:span text:style-name="T18"><text:s text:c="8"/>struct node * temp = minValueNode(ro</text:span><text:span text:style-name="T2">ot -&gt; right);</text:span></text:p>
      <text:p text:style-name="P52"><text:s text:c="8"/>root -&gt; data = temp -&gt; data;</text:p>
      <text:p text:style-name="P52"><text:s text:c="8"/>root -&gt; right = deleteNode(root -&gt; right, temp -&gt; data);</text:p>
      <text:p text:style-name="P52"><text:s text:c="4"/>}</text:p>
      <text:p text:style-name="P52"><text:s text:c="4"/>return root;</text:p>
      <text:p text:style-name="P52">}</text:p>
      <text:p text:style-name="P52"/>
      <text:p text:style-name="P52">void</text:p>
      <text:p text:style-name="P52">main()</text:p>
      <text:p text:style-name="P52">{</text:p>
      <text:p text:style-name="P52"><text:s text:c="4"/>int opt;</text:p>
      <text:p text:style-name="P52"><text:soft-page-break/><text:s text:c="4"/>int value, searchv, key;</text:p>
      <text:p text:style-name="P52"><text:s text:c="4"/>do {</text:p>
      <text:p text:style-name="P52"><text:s text:c="8"/>printf("\n1)Create Root Node\n2)Insert Node\n3)search\n");</text:p>
      <text:p text:style-name="P52"><text:s text:c="8"/>printf("4)preorderTraversal\n5)Delete\n6)Quit\n");</text:p>
      <text:p text:style-name="P52"><text:s text:c="8"/>printf("choose option::");</text:p>
      <text:p text:style-name="P52"><text:s text:c="8"/>scanf("%d", &amp; opt);</text:p>
      <text:p text:style-name="P52"><text:s text:c="8"/>switch (opt) {</text:p>
      <text:p text:style-name="P52"><text:s text:c="8"/>case 1:</text:p>
      <text:p text:style-name="P52"><text:s text:c="12"/>printf("\nenter a number:");</text:p>
      <text:p text:style-name="P52"><text:s text:c="12"/>scanf("%d", &amp; value);</text:p>
      <text:p text:style-name="P52"><text:s text:c="12"/>root = newNode(value);</text:p>
      <text:p text:style-name="P52"><text:s text:c="12"/>break;</text:p>
      <text:p text:style-name="P52"><text:s text:c="8"/>case 2:</text:p>
      <text:p text:style-name="P52"><text:s text:c="12"/>printf("\nenter a number:");</text:p>
      <text:p text:style-name="P52"><text:s text:c="12"/>scanf("%d", &amp; value);</text:p>
      <text:p text:style-name="P52"><text:s text:c="12"/>root = insert(root, value);</text:p>
      <text:p text:style-name="P52"><text:s text:c="12"/>break;</text:p>
      <text:p text:style-name="P52"><text:s text:c="8"/>case 3:</text:p>
      <text:p text:style-name="P52"><text:s text:c="12"/>printf("\nenter a number:");</text:p>
      <text:p text:style-name="P52"><text:s text:c="12"/>scanf("%d", &amp; searchv);</text:p>
      <text:p text:style-name="P52"><text:s text:c="12"/>search(root, searchv);</text:p>
      <text:p text:style-name="P52"><text:s text:c="12"/>break;</text:p>
      <text:p text:style-name="P52"><text:s text:c="8"/>case 4:</text:p>
      <text:p text:style-name="P52"><text:s text:c="12"/>printf("\n................:\n");</text:p>
      <text:p text:style-name="P52"><text:s text:c="12"/>preorderTraversal(root);</text:p>
      <text:p text:style-name="P52"><text:s text:c="12"/>printf("\n................:\n");</text:p>
      <text:p text:style-name="P52"><text:s text:c="12"/>break;</text:p>
      <text:p text:style-name="P52"><text:s text:c="8"/>case 5:</text:p>
      <text:p text:style-name="P52"><text:s text:c="12"/>printf("\nenter a number to be deleted:");</text:p>
      <text:p text:style-name="P52"><text:s text:c="12"/>scanf("%d", &amp; key);</text:p>
      <text:p text:style-name="P52"><text:s text:c="12"/>deleteNode(root, key);</text:p>
      <text:p text:style-name="P52"><text:s text:c="12"/>break;</text:p>
      <text:p text:style-name="P52"><text:s text:c="8"/>default:</text:p>
      <text:p text:style-name="P52"><text:s text:c="12"/>printf("invalid option!");</text:p>
      <text:p text:style-name="P52"><text:s text:c="8"/>}</text:p>
      <text:p text:style-name="P52"><text:s text:c="4"/>} while (opt != 6);</text:p>
      <text:p text:style-name="P52">}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0"><text:soft-page-break/>PROGRAM NO:<text:span text:style-name="T33">10</text:span></text:p>
      <text:p text:style-name="P10"/>
      <text:p text:style-name="P21"><text:span text:style-name="T5">AIM : </text:span><text:bookmark text:name="docs-internal-guid-1c5b6f35-7fff-1b86-4582-468153f6610c"/><text:span text:style-name="T10">P</text:span><text:span text:style-name="T12">ROGRAM</text:span><text:span text:style-name="T10"> </text:span><text:span text:style-name="T12">TO</text:span><text:span text:style-name="T10"> </text:span><text:span text:style-name="T12">IMPLEMENT</text:span><text:span text:style-name="T10"> S</text:span><text:span text:style-name="T12">ET</text:span><text:span text:style-name="T10"> D</text:span><text:span text:style-name="T12">ATA</text:span><text:span text:style-name="T10"> S</text:span><text:span text:style-name="T12">TRUCTURE</text:span><text:span text:style-name="T10"> </text:span><text:span text:style-name="T12">AND</text:span><text:span text:style-name="T10"> </text:span><text:span text:style-name="T12">SET</text:span><text:span text:style-name="T10"> </text:span><text:span text:style-name="T12">OPERATIONS</text:span><text:span text:style-name="T10"> (U</text:span><text:span text:style-name="T12">NION</text:span><text:span text:style-name="T10">, </text:span><text:span text:style-name="T12">INTERSECSTION</text:span><text:span text:style-name="T10"> </text:span><text:span text:style-name="T12">AND</text:span><text:span text:style-name="T10"> D</text:span><text:span text:style-name="T12">IFFERENCE</text:span><text:span text:style-name="T10">) </text:span><text:span text:style-name="T12">USING</text:span><text:span text:style-name="T10"> B</text:span><text:span text:style-name="T12">IT</text:span><text:span text:style-name="T10"> S</text:span><text:span text:style-name="T12">TRING</text:span></text:p>
      <text:p text:style-name="P38"/>
      <text:p text:style-name="P53">#include&lt;stdio.h&gt;</text:p>
      <text:p text:style-name="P53">int u[10],a[10],b[10],n;</text:p>
      <text:p text:style-name="P53">void display(int x[])</text:p>
      <text:p text:style-name="P53">{</text:p>
      <text:p text:style-name="P53"><text:s text:c="4"/>int i;</text:p>
      <text:p text:style-name="P53"><text:s text:c="4"/>printf("{");</text:p>
      <text:p text:style-name="P53"><text:s text:c="4"/>for(i=0; i&lt;n; i++)</text:p>
      <text:p text:style-name="P53"><text:s text:c="8"/>printf("%d",x[i]);</text:p>
      <text:p text:style-name="P53"><text:s text:c="4"/>printf("}");</text:p>
      <text:p text:style-name="P53">}</text:p>
      <text:p text:style-name="P53">void bitdis(int x[])</text:p>
      <text:p text:style-name="P53">{</text:p>
      <text:p text:style-name="P53"><text:s text:c="4"/>int i;</text:p>
      <text:p text:style-name="P53"><text:s text:c="4"/>printf("{");</text:p>
      <text:p text:style-name="P53"><text:s text:c="4"/>for(i=0; i&lt;n; i++) {</text:p>
      <text:p text:style-name="P53"><text:s text:c="8"/>if(x[i]==1)</text:p>
      <text:p text:style-name="P53"><text:s text:c="12"/>printf("%d",u[i]);</text:p>
      <text:p text:style-name="P53"><text:s text:c="4"/>}</text:p>
      <text:p text:style-name="P53"><text:s text:c="4"/>printf("}");</text:p>
      <text:p text:style-name="P53">}</text:p>
      <text:p text:style-name="P53">int pos(int x)</text:p>
      <text:p text:style-name="P53">{</text:p>
      <text:p text:style-name="P53"><text:s text:c="4"/>int i,f=-1;</text:p>
      <text:p text:style-name="P53"><text:s text:c="4"/>for(i=0; i&lt;n; i++) {</text:p>
      <text:p text:style-name="P53"><text:s text:c="8"/>if(u[i]==x)</text:p>
      <text:p text:style-name="P53"><text:s text:c="12"/>f=i;</text:p>
      <text:p text:style-name="P53"><text:s text:c="4"/>}</text:p>
      <text:p text:style-name="P53"><text:s text:c="4"/>return f;</text:p>
      <text:p text:style-name="P53">}</text:p>
      <text:p text:style-name="P53">void setunion()</text:p>
      <text:p text:style-name="P53">{</text:p>
      <text:p text:style-name="P53"><text:s text:c="4"/>int i;</text:p>
      <text:p text:style-name="P53"><text:s text:c="4"/>printf("\nunion: {");</text:p>
      <text:p text:style-name="P53"><text:s text:c="4"/>for(i=0; i&lt;n; i++) {</text:p>
      <text:p text:style-name="P53"><text:s text:c="8"/>if(a[i]|b[i]==1)</text:p>
      <text:p text:style-name="P53"><text:s text:c="12"/>printf("%d",u[i]);</text:p>
      <text:p text:style-name="P53"><text:s text:c="4"/>}</text:p>
      <text:p text:style-name="P53"><text:s text:c="4"/>printf("}");</text:p>
      <text:p text:style-name="P53">}</text:p>
      <text:p text:style-name="P53">void intersect()</text:p>
      <text:p text:style-name="P53">{</text:p>
      <text:p text:style-name="P53"><text:s text:c="4"/>int i;</text:p>
      <text:p text:style-name="P53"><text:s text:c="4"/>printf("\nintersection: {");</text:p>
      <text:p text:style-name="P53"><text:s text:c="4"/>for(i=0; i&lt;n; i++) {</text:p>
      <text:p text:style-name="P53"><text:s text:c="8"/>if(a[i]&amp;b[i]==1)</text:p>
      <text:p text:style-name="P53"><text:soft-page-break/><text:s text:c="12"/>printf("%d",u[i]);</text:p>
      <text:p text:style-name="P53"><text:s text:c="4"/>}</text:p>
      <text:p text:style-name="P53"><text:s text:c="4"/>printf("}");</text:p>
      <text:p text:style-name="P53">}</text:p>
      <text:p text:style-name="P53">void setdiff()</text:p>
      <text:p text:style-name="P53">{</text:p>
      <text:p text:style-name="P53"><text:s text:c="4"/>int i;</text:p>
      <text:p text:style-name="P53"><text:s text:c="4"/>printf("\ndifference: {");</text:p>
      <text:p text:style-name="P53"><text:s text:c="4"/>for(i=0; i&lt;n; i++) {</text:p>
      <text:p text:style-name="P53"><text:s text:c="8"/>if(a[i]&amp;(!b[i])==1)</text:p>
      <text:p text:style-name="P53"><text:s text:c="12"/>printf("%d",u[i]);</text:p>
      <text:p text:style-name="P53"><text:s text:c="4"/>}</text:p>
      <text:p text:style-name="P53"><text:s text:c="4"/>printf("}");</text:p>
      <text:p text:style-name="P53">}</text:p>
      <text:p text:style-name="P53">void main()</text:p>
      <text:p text:style-name="P53">{</text:p>
      <text:p text:style-name="P53"><text:s text:c="4"/>int i,p,x;</text:p>
      <text:p text:style-name="P53"><text:s text:c="4"/>printf("enter the size of universal set: ");</text:p>
      <text:p text:style-name="P53"><text:s text:c="4"/>scanf("%d",&amp;n);</text:p>
      <text:p text:style-name="P53"><text:s text:c="4"/>printf("enter elements: ");</text:p>
      <text:p text:style-name="P53"><text:s text:c="4"/>for(i=0; i&lt;n; i++) {</text:p>
      <text:p text:style-name="P53"><text:s text:c="8"/>scanf("%d",&amp;u[i]);</text:p>
      <text:p text:style-name="P53"><text:s text:c="8"/>a[i]=b[i]=0;</text:p>
      <text:p text:style-name="P53"><text:s text:c="4"/>}</text:p>
      <text:p text:style-name="P53"><text:s text:c="4"/>printf("\n enter the size of set1: ");</text:p>
      <text:p text:style-name="P53"><text:s text:c="4"/>scanf("%d",&amp;p);</text:p>
      <text:p text:style-name="P53"><text:s text:c="4"/>printf("\nenter elements: ");</text:p>
      <text:p text:style-name="P53"><text:s text:c="4"/>for(i=0; i&lt;p; i++) {</text:p>
      <text:p text:style-name="P53"><text:s text:c="8"/>scanf("%d",&amp;x);</text:p>
      <text:p text:style-name="P53"><text:s text:c="8"/>if(pos(x)!=-1)</text:p>
      <text:p text:style-name="P53"><text:s text:c="12"/>a[pos(x)]=1;</text:p>
      <text:p text:style-name="P53"><text:s text:c="4"/>}</text:p>
      <text:p text:style-name="P53"><text:s text:c="4"/>printf("\n enter the size of set2: ");</text:p>
      <text:p text:style-name="P53"><text:s text:c="4"/>scanf("%d",&amp;p);</text:p>
      <text:p text:style-name="P53"><text:s text:c="4"/>printf("\nenter elements: ");</text:p>
      <text:p text:style-name="P53"><text:s text:c="4"/>for(i=0; i&lt;p; i++) {</text:p>
      <text:p text:style-name="P53"><text:s text:c="8"/>scanf("%d",&amp;x);</text:p>
      <text:p text:style-name="P53"><text:s text:c="8"/>if(pos(x)!=-1)</text:p>
      <text:p text:style-name="P53"><text:s text:c="12"/>b[pos(x)]=1;</text:p>
      <text:p text:style-name="P53"><text:s text:c="4"/>}</text:p>
      <text:p text:style-name="P53"><text:s text:c="4"/>printf("\nuniversal set:");</text:p>
      <text:p text:style-name="P53"><text:s text:c="4"/>display(u);</text:p>
      <text:p text:style-name="P53"><text:s text:c="4"/>printf("\nset 1 in bit string:");</text:p>
      <text:p text:style-name="P53"><text:s text:c="4"/>display(a);</text:p>
      <text:p text:style-name="P53"><text:s text:c="4"/>printf("\nset 2 in bit string:");</text:p>
      <text:p text:style-name="P53"><text:s text:c="4"/>display(b);</text:p>
      <text:p text:style-name="P53"><text:s text:c="4"/>printf("\nset 1:");</text:p>
      <text:p text:style-name="P53"><text:s text:c="4"/>bitdis(a);</text:p>
      <text:p text:style-name="P53"><text:s text:c="4"/>printf("\nset 2:");</text:p>
      <text:p text:style-name="P53"><text:s text:c="4"/>bitdis(b);</text:p>
      <text:p text:style-name="P53"><text:s text:c="4"/>setunion();</text:p>
      <text:p text:style-name="P53"><text:s text:c="4"/>intersect();</text:p>
      <text:p text:style-name="P53"><text:soft-page-break/><text:s text:c="4"/>setdiff();</text:p>
      <text:p text:style-name="P53">}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1"><text:soft-page-break/>PROGRAM NO:<text:span text:style-name="T33">11</text:span></text:p>
      <text:p text:style-name="P11"/>
      <text:p text:style-name="P22"><text:span text:style-name="T5">AIM : </text:span><text:bookmark text:name="docs-internal-guid-1c5b6f35-7fff-1b86-4582-468153f6610c1"/><text:span text:style-name="T10">P</text:span><text:span text:style-name="T12">ROGRAM</text:span><text:span text:style-name="T10"> </text:span><text:span text:style-name="T12">TO</text:span><text:span text:style-name="T10"> </text:span><text:span text:style-name="T12">IMPLEMENT</text:span><text:span text:style-name="T10"> </text:span><text:span text:style-name="T23"><text:s/></text:span><text:span text:style-name="T13">DISJOINT</text:span><text:span text:style-name="T12"> S</text:span><text:span text:style-name="T13">ETS</text:span><text:span text:style-name="T12"> </text:span><text:span text:style-name="T13">AND</text:span><text:span text:style-name="T12"> </text:span><text:span text:style-name="T13">THE</text:span><text:span text:style-name="T12"> </text:span><text:span text:style-name="T13">ASSOCIATED</text:span><text:span text:style-name="T12"> </text:span><text:span text:style-name="T13">OPERATIONS</text:span><text:span text:style-name="T12"> (</text:span><text:span text:style-name="T13">CREATE</text:span><text:span text:style-name="T12">, </text:span><text:span text:style-name="T13">UNION</text:span><text:span text:style-name="T12">, </text:span><text:span text:style-name="T13">FIND</text:span><text:span text:style-name="T12">)</text:span></text:p>
      <text:p text:style-name="P39"/>
      <text:p text:style-name="P54">#include&lt;stdio.h&gt;</text:p>
      <text:p text:style-name="P54"/>
      <text:p text:style-name="P54">#include&lt;stdlib.h&gt;</text:p>
      <text:p text:style-name="P54"/>
      <text:p text:style-name="P54">struct node {</text:p>
      <text:p text:style-name="P54"><text:s text:c="4"/>struct node * rep;</text:p>
      <text:p text:style-name="P54"><text:s text:c="4"/>struct node * next;</text:p>
      <text:p text:style-name="P54"><text:s text:c="4"/>int data;</text:p>
      <text:p text:style-name="P54">}* heads[50], * tails[50];</text:p>
      <text:p text:style-name="P54">static int countroot = 0;</text:p>
      <text:p text:style-name="P54">void</text:p>
      <text:p text:style-name="P54">makeset(int x)</text:p>
      <text:p text:style-name="P54">{</text:p>
      <text:p text:style-name="P54"><text:s text:c="4"/>struct node * new = (struct node * ) malloc(sizeof(struct node));</text:p>
      <text:p text:style-name="P54"><text:s text:c="4"/>new -&gt; rep = new;</text:p>
      <text:p text:style-name="P54"><text:s text:c="4"/>new -&gt; next = NULL;</text:p>
      <text:p text:style-name="P54"><text:s text:c="4"/>new -&gt; data = x;</text:p>
      <text:p text:style-name="P54"><text:s text:c="4"/>heads[countroot] = new;</text:p>
      <text:p text:style-name="P54"><text:s text:c="4"/>tails[countroot++] = new;</text:p>
      <text:p text:style-name="P54">}</text:p>
      <text:p text:style-name="P54"/>
      <text:p text:style-name="P54">struct node *</text:p>
      <text:p text:style-name="P54">find(int a)</text:p>
      <text:p text:style-name="P54">{</text:p>
      <text:p text:style-name="P54"><text:s text:c="4"/>int i;</text:p>
      <text:p text:style-name="P54"><text:s text:c="4"/>struct node * tmp = (struct node * ) malloc(sizeof(struct node));</text:p>
      <text:p text:style-name="P54"><text:s text:c="4"/>for (i = 0; i &lt; countroot; i++) {</text:p>
      <text:p text:style-name="P54"><text:s text:c="8"/>tmp = heads[i];</text:p>
      <text:p text:style-name="P54"><text:s text:c="8"/>while (tmp != NULL) {</text:p>
      <text:p text:style-name="P54"><text:s text:c="12"/>if (tmp -&gt; data == a)</text:p>
      <text:p text:style-name="P54"><text:s text:c="16"/>return tmp -&gt; rep;</text:p>
      <text:p text:style-name="P54"><text:s text:c="12"/>tmp = tmp -&gt; next;</text:p>
      <text:p text:style-name="P54"><text:s text:c="8"/>}</text:p>
      <text:p text:style-name="P54"><text:s text:c="4"/>}</text:p>
      <text:p text:style-name="P54"><text:s text:c="4"/>return NULL;</text:p>
      <text:p text:style-name="P54">}</text:p>
      <text:p text:style-name="P54"/>
      <text:p text:style-name="P54">void</text:p>
      <text:p text:style-name="P54">unionsets(int a, int b)</text:p>
      <text:p text:style-name="P54">{</text:p>
      <text:p text:style-name="P54"><text:s text:c="4"/>int i, pos, flag = 0, j;</text:p>
      <text:p text:style-name="P54"><text:s text:c="4"/>struct node * tail2 = (struct node * ) malloc(sizeof(struct node));</text:p>
      <text:p text:style-name="P54"><text:s text:c="4"/>struct node * rep1 = find(a);</text:p>
      <text:p text:style-name="P54"><text:s text:c="4"/>struct node * rep2 = find(b);</text:p>
      <text:p text:style-name="P54"><text:s text:c="4"/>if (rep1 == NULL || rep2 == NULL) {</text:p>
      <text:p text:style-name="P54"><text:s text:c="8"/>printf("\nNot present");</text:p>
      <text:p text:style-name="P54"><text:soft-page-break/><text:s text:c="8"/>return;</text:p>
      <text:p text:style-name="P54"><text:s text:c="4"/>}</text:p>
      <text:p text:style-name="P54"><text:s text:c="4"/>if (rep1 != rep2) {</text:p>
      <text:p text:style-name="P54"><text:s text:c="8"/>for (j = 0; j &lt; countroot; j++) {</text:p>
      <text:p text:style-name="P54"><text:s text:c="12"/>if (heads[j] == rep2) {</text:p>
      <text:p text:style-name="P54"><text:s text:c="16"/>pos = j;</text:p>
      <text:p text:style-name="P54"><text:s text:c="16"/>flag = 1;</text:p>
      <text:p text:style-name="P54"><text:s text:c="16"/>countroot -= 1;</text:p>
      <text:p text:style-name="P54"><text:s text:c="16"/>tail2 = tails[j];</text:p>
      <text:p text:style-name="P54"><text:s text:c="16"/>for (i = pos; i &lt; countroot; i++) {</text:p>
      <text:p text:style-name="P54"><text:s text:c="20"/>heads[i] = heads[i + 1];</text:p>
      <text:p text:style-name="P54"><text:s text:c="20"/>tails[i] = tails[i + 1];</text:p>
      <text:p text:style-name="P54"><text:s text:c="16"/>}</text:p>
      <text:p text:style-name="P54"><text:s text:c="12"/>}</text:p>
      <text:p text:style-name="P54"><text:s text:c="12"/>if (flag == 1)</text:p>
      <text:p text:style-name="P54"><text:s text:c="16"/>break;</text:p>
      <text:p text:style-name="P54"/>
      <text:p text:style-name="P54"><text:s text:c="8"/>}</text:p>
      <text:p text:style-name="P54"><text:s text:c="8"/>for (j = 0; j &lt; countroot; j++) {</text:p>
      <text:p text:style-name="P54"><text:s text:c="12"/>if (heads[j] == rep1) {</text:p>
      <text:p text:style-name="P54"><text:s text:c="16"/>tails[j] -&gt; next = rep2;</text:p>
      <text:p text:style-name="P54"><text:s text:c="16"/>tails[j] = tail2;</text:p>
      <text:p text:style-name="P54"><text:s text:c="16"/>break;</text:p>
      <text:p text:style-name="P54"><text:s text:c="12"/>}</text:p>
      <text:p text:style-name="P54"><text:s text:c="8"/>}</text:p>
      <text:p text:style-name="P54"><text:s text:c="8"/>while (rep2 != NULL) {</text:p>
      <text:p text:style-name="P54"><text:s text:c="12"/>rep2 -&gt; rep = rep1;</text:p>
      <text:p text:style-name="P54"><text:s text:c="12"/>rep2 = rep2 -&gt; next;</text:p>
      <text:p text:style-name="P54"><text:s text:c="8"/>}</text:p>
      <text:p text:style-name="P54"><text:s text:c="4"/>}</text:p>
      <text:p text:style-name="P54">}</text:p>
      <text:p text:style-name="P54"/>
      <text:p text:style-name="P54">int</text:p>
      <text:p text:style-name="P54">search(int x)</text:p>
      <text:p text:style-name="P54">{</text:p>
      <text:p text:style-name="P54"><text:s text:c="4"/>int i;</text:p>
      <text:p text:style-name="P54"><text:s text:c="4"/>struct node * tmp = (struct node * ) malloc(sizeof(struct node));</text:p>
      <text:p text:style-name="P54"><text:s text:c="4"/>for (i = 0; i &lt; countroot; i++) {</text:p>
      <text:p text:style-name="P54"><text:s text:c="8"/>tmp = heads[i];</text:p>
      <text:p text:style-name="P54"><text:s text:c="8"/>if (heads[i] -&gt; data == x)</text:p>
      <text:p text:style-name="P54"><text:s text:c="12"/>return 1;</text:p>
      <text:p text:style-name="P54"><text:s text:c="8"/>while (tmp != NULL) {</text:p>
      <text:p text:style-name="P28"><text:span text:style-name="T19"><text:s text:c="10"/></text:span><text:span text:style-name="T2"><text:s text:c="2"/>if (tmp -&gt; data == x)</text:span></text:p>
      <text:p text:style-name="P55"><text:s text:c="16"/>return 1;</text:p>
      <text:p text:style-name="P55"><text:s text:c="12"/>tmp = tmp -&gt; next;</text:p>
      <text:p text:style-name="P55"><text:s text:c="8"/>}</text:p>
      <text:p text:style-name="P55"><text:s text:c="4"/>}</text:p>
      <text:p text:style-name="P55"><text:s text:c="4"/>return 0;</text:p>
      <text:p text:style-name="P55">}</text:p>
      <text:p text:style-name="P55"/>
      <text:p text:style-name="P55">void</text:p>
      <text:p text:style-name="P55">main()</text:p>
      <text:p text:style-name="P55"><text:soft-page-break/>{</text:p>
      <text:p text:style-name="P55"><text:s text:c="4"/>int c, x, y, i;</text:p>
      <text:p text:style-name="P55"><text:s text:c="4"/>struct node * rep = (struct node * ) malloc(sizeof(struct node));</text:p>
      <text:p text:style-name="P55"><text:s text:c="4"/>while (1) {</text:p>
      <text:p text:style-name="P55"><text:s text:c="8"/>printf("\n\n1:Make Set");</text:p>
      <text:p text:style-name="P55"><text:s text:c="8"/>printf("\n2:Display set Representatives");</text:p>
      <text:p text:style-name="P55"><text:s text:c="8"/>printf("\n3:Union");</text:p>
      <text:p text:style-name="P55"><text:s text:c="8"/>printf("\n4:Find Set");</text:p>
      <text:p text:style-name="P55"><text:s text:c="8"/>printf("\n5:Exit");</text:p>
      <text:p text:style-name="P55"/>
      <text:p text:style-name="P55"><text:s text:c="8"/>printf("\nEnter your choice : ");</text:p>
      <text:p text:style-name="P55"><text:s text:c="8"/>scanf("%d", &amp; c);</text:p>
      <text:p text:style-name="P55"><text:s text:c="8"/>switch (c) {</text:p>
      <text:p text:style-name="P55"><text:s text:c="8"/>case 1:</text:p>
      <text:p text:style-name="P55"><text:s text:c="12"/>printf("Enter element : ");</text:p>
      <text:p text:style-name="P55"><text:s text:c="12"/>scanf("%d", &amp; x);</text:p>
      <text:p text:style-name="P55"><text:s text:c="12"/>if (search(x) == 1)</text:p>
      <text:p text:style-name="P55"><text:s text:c="16"/>printf("\nElement already present");</text:p>
      <text:p text:style-name="P55"><text:s text:c="12"/>else</text:p>
      <text:p text:style-name="P55"><text:s text:c="16"/>makeset(x);</text:p>
      <text:p text:style-name="P55"><text:s text:c="12"/>break;</text:p>
      <text:p text:style-name="P55"><text:s text:c="8"/>case 2:</text:p>
      <text:p text:style-name="P55"><text:s text:c="12"/>printf("The sets are\n");</text:p>
      <text:p text:style-name="P55"><text:s text:c="12"/>for (i = 0; i &lt; countroot; i++)</text:p>
      <text:p text:style-name="P55"><text:s text:c="16"/>printf("%d", heads[i] -&gt; data);</text:p>
      <text:p text:style-name="P55"><text:s text:c="12"/>break;</text:p>
      <text:p text:style-name="P55"><text:s text:c="8"/>case 3:</text:p>
      <text:p text:style-name="P55"><text:s text:c="12"/>printf("enter the two sets to union\n");</text:p>
      <text:p text:style-name="P55"><text:s text:c="12"/>printf("Enter first set : ");</text:p>
      <text:p text:style-name="P55"><text:s text:c="12"/>scanf("%d", &amp; x);</text:p>
      <text:p text:style-name="P55"><text:s text:c="12"/>printf("Enter second set : ");</text:p>
      <text:p text:style-name="P55"><text:s text:c="12"/>scanf("%d", &amp; y);</text:p>
      <text:p text:style-name="P55"><text:s text:c="12"/>unionsets(x, y);</text:p>
      <text:p text:style-name="P55"><text:s text:c="12"/>break;</text:p>
      <text:p text:style-name="P55"><text:s text:c="8"/>case 4:</text:p>
      <text:p text:style-name="P55"><text:s text:c="12"/>printf("Enter the value to find : ");</text:p>
      <text:p text:style-name="P55"><text:s text:c="12"/>scanf("%d", &amp; x);</text:p>
      <text:p text:style-name="P55"><text:s text:c="12"/>rep = find(x);</text:p>
      <text:p text:style-name="P55"><text:s text:c="12"/>if (rep == NULL)</text:p>
      <text:p text:style-name="P55"><text:s text:c="16"/>printf("\nNot present");</text:p>
      <text:p text:style-name="P55"><text:s text:c="12"/>else</text:p>
      <text:p text:style-name="P55"><text:s text:c="16"/>printf("\nValue %d is in set %d", x, rep -&gt; data);</text:p>
      <text:p text:style-name="P55"><text:s text:c="12"/>break;</text:p>
      <text:p text:style-name="P55"><text:s text:c="8"/>case 5:</text:p>
      <text:p text:style-name="P55"><text:s text:c="12"/>printf("\nPress any key to exit...");</text:p>
      <text:p text:style-name="P55"><text:s text:c="12"/>exit(0);</text:p>
      <text:p text:style-name="P55"><text:s text:c="12"/>break;</text:p>
      <text:p text:style-name="P55"><text:s text:c="8"/>default:</text:p>
      <text:p text:style-name="P55"><text:s text:c="12"/>printf("Invalid choice");</text:p>
      <text:p text:style-name="P55"><text:s text:c="8"/>}</text:p>
      <text:p text:style-name="P55"><text:s text:c="4"/>}</text:p>
      <text:p text:style-name="P55">}</text:p>
      <text:p text:style-name="P55"><text:soft-page-break/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NEW ROMAN" svg:font-family="'TiMES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1T12:33:46.466876208</meta:creation-date>
    <dc:date>2023-12-21T11:06:00.700493615</dc:date>
    <meta:editing-duration>PT1H8M23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2" meta:paragraph-count="1258" meta:word-count="3933" meta:character-count="26899" meta:non-whitespace-character-count="17701"/>
  </office:meta>
</office:document-meta>
</file>